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75.97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36.76mm"/>
    </style:style>
    <style:style style:name="co7" style:family="table-column">
      <style:table-column-properties fo:break-before="auto" style:column-width="127.99mm"/>
    </style:style>
    <style:style style:name="co8" style:family="table-column">
      <style:table-column-properties fo:break-before="auto" style:column-width="62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14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32.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28.17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4.22mm" fo:break-before="auto" style:use-optimal-row-height="true"/>
    </style:style>
    <style:style style:name="ro13" style:family="table-row">
      <style:table-row-properties style:row-height="16.4mm" fo:break-before="auto" style:use-optimal-row-height="true"/>
    </style:style>
    <style:style style:name="ro14" style:family="table-row">
      <style:table-row-properties style:row-height="28.31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24.34mm" fo:break-before="auto" style:use-optimal-row-height="true"/>
    </style:style>
    <style:style style:name="ro17" style:family="table-row">
      <style:table-row-properties style:row-height="48.15mm" fo:break-before="auto" style:use-optimal-row-height="true"/>
    </style:style>
    <style:style style:name="ro18" style:family="table-row">
      <style:table-row-properties style:row-height="60.06mm" fo:break-before="auto" style:use-optimal-row-height="true"/>
    </style:style>
    <style:style style:name="ro19" style:family="table-row">
      <style:table-row-properties style:row-height="44.19mm" fo:break-before="auto" style:use-optimal-row-height="true"/>
    </style:style>
    <style:style style:name="ro20" style:family="table-row">
      <style:table-row-properties style:row-height="40.22mm" fo:break-before="auto" style:use-optimal-row-height="true"/>
    </style:style>
    <style:style style:name="ro21" style:family="table-row">
      <style:table-row-properties style:row-height="99.75mm" fo:break-before="auto" style:use-optimal-row-height="true"/>
    </style:style>
    <style:style style:name="ro22" style:family="table-row">
      <style:table-row-properties style:row-height="56.09mm" fo:break-before="auto" style:use-optimal-row-height="true"/>
    </style:style>
    <style:style style:name="ro23" style:family="table-row">
      <style:table-row-properties style:row-height="36.25mm" fo:break-before="auto" style:use-optimal-row-height="true"/>
    </style:style>
    <style:style style:name="ro24" style:family="table-row">
      <style:table-row-properties style:row-height="87.84mm" fo:break-before="auto" style:use-optimal-row-height="true"/>
    </style:style>
    <style:style style:name="ro25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fo:color="#000000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7" style:family="table-cell" style:parent-style-name="Default">
      <style:table-cell-properties fo:wrap-option="wrap"/>
      <style:text-properties style:font-name="Liberation Sans"/>
    </style:style>
    <style:style style:name="ce24" style:family="table-cell" style:parent-style-name="Default">
      <style:table-cell-properties fo:wrap-option="wrap"/>
      <style:text-properties fo:color="#000000"/>
    </style:style>
    <style:style style:name="ce18" style:family="table-cell" style:parent-style-name="Default">
      <style:table-cell-properties fo:wrap-option="wrap"/>
      <style:text-properties fo:color="#000000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19" style:family="table-cell" style:parent-style-name="Default">
      <style:table-cell-properties fo:wrap-option="wrap"/>
      <style:text-properties fo:color="#000000" style:font-name="JetBrains Mono" style:font-name-asian="JetBrains Mono" style:font-name-complex="JetBrains Mono"/>
    </style:style>
    <style:style style:name="ce20" style:family="table-cell" style:parent-style-name="Default">
      <style:table-cell-properties fo:wrap-option="wrap"/>
      <style:text-properties fo:color="#000000" style:font-name="Liberation Sans" fo:language="none" fo:country="none" style:font-name-asian="JetBrains Mono" style:language-asian="none" style:country-asian="none" style:font-name-complex="JetBrains Mono" style:language-complex="none" style:country-complex="none"/>
    </style:style>
    <style:style style:name="ce2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fo:color="#000000" style:font-name="Liberation Sans" fo:language="none" fo:country="none" fo:font-weight="normal" style:font-name-asian="JetBrains Mono" style:language-asian="none" style:country-asian="none" style:font-weight-asian="normal" style:font-name-complex="JetBrains Mono" style:language-complex="none" style:country-complex="none" style:font-weight-complex="normal"/>
    </style:style>
    <style:style style:name="ce8" style:family="table-cell" style:parent-style-name="Default">
      <style:table-cell-properties fo:wrap-option="wrap"/>
      <style:text-properties fo:color="#000000" fo:font-weight="bold" style:font-name-asian="JetBrains Mono" style:font-weight-asian="bold" style:font-name-complex="JetBrains Mono" style:font-weight-complex="bold"/>
    </style:style>
    <style:style style:name="ce11" style:family="table-cell" style:parent-style-name="Default">
      <style:table-cell-properties fo:wrap-option="wrap"/>
      <style:text-properties fo:color="#000000" style:font-name="Liberation Sans" fo:language="en" fo:country="IN" fo:font-weight="bold" style:font-name-asian="JetBrains Mono" style:language-asian="zh" style:country-asian="CN" style:font-weight-asian="bold" style:font-name-complex="JetBrains Mono" style:language-complex="hi" style:country-complex="IN" style:font-weight-complex="bold"/>
    </style:style>
    <style:style style:name="ce14" style:family="table-cell" style:parent-style-name="Default">
      <style:table-cell-properties fo:wrap-option="wrap"/>
      <style:text-properties fo:color="#000000" style:font-name="Liberation Sans" style:font-name-asian="JetBrains Mono" style:font-name-complex="JetBrains Mono"/>
    </style:style>
    <style:style style:name="ce25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wrap-option="wrap"/>
      <style:text-properties fo:color="#000000" style:font-name="Liberation Sans"/>
    </style:style>
    <style:style style:name="ce40" style:family="table-cell" style:parent-style-name="Default">
      <style:table-cell-properties fo:wrap-option="wrap"/>
      <style:text-properties fo:color="#000000"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style>
    <style:style style:name="ce27" style:family="table-cell" style:parent-style-name="Default">
      <style:table-cell-properties fo:wrap-option="wrap"/>
      <style:text-properties fo:color="#000000" style:font-name="Liberation Sans" style:font-name-complex="Calibri"/>
    </style:style>
    <style:style style:name="ce28" style:family="table-cell" style:parent-style-name="Default">
      <style:table-cell-properties fo:wrap-option="wrap"/>
      <style:text-properties fo:color="#000000" style:font-name="Calibri" style:font-name-complex="Calibri"/>
    </style:style>
    <style:style style:name="ce33" style:family="table-cell" style:parent-style-name="Default">
      <style:text-properties style:font-name="Liberation Sans"/>
    </style:style>
    <style:style style:name="ce44" style:family="table-cell" style:parent-style-name="Default"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iberation Sans" fo:font-size="10pt" fo:font-weight="bold" fo:font-style="normal" style:font-name-asian="JetBrains Mono" style:font-name-complex="JetBrains Mono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font-name="Liberation Sans"/>
    </style:style>
    <style:style style:name="T5" style:family="text">
      <style:text-properties style:language-asian="zh" style:country-asian="CN" style:font-relief="none" style:text-emphasize="none" style:font-style-complex="normal" style:font-style-asian="normal" style:font-size-complex="10pt" style:font-size-asian="10pt" style:language-complex="hi" style:country-complex="IN"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IN" style:font-name="Liberation Sans" fo:color="#000000" fo:font-weight="bold" style:font-name-asian="JetBrains Mono" style:font-name-complex="JetBrains Mono" style:font-weight-asian="bold" style:font-weight-complex="bold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size-asian="10pt" style:font-size-complex="10pt" fo:color="#000000" fo:font-weight="normal" fo:font-style="normal" style:font-name-asian="JetBrains Mono" style:font-name-complex="JetBrains Mono" style:font-weight-asian="normal" style:font-weight-complex="normal" style:font-style-asian="normal" style:font-style-complex="normal"/>
    </style:style>
    <style:style style:name="T1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1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-asian="JetBrains Mono" style:font-name-complex="JetBrains Mono"/>
    </style:style>
    <style:style style:name="T12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3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4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5" style:family="text">
      <style:text-properties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7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8" style:family="text">
      <style:text-properties style:language-complex="hi" style:country-complex="IN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Liberation Sans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9" style:family="text">
      <style:text-properties style:language-complex="hi" style:country-complex="IN" fo:font-size="10pt" style:font-relief="none" style:text-emphasize="none" style:font-style-complex="normal" style:font-style-asian="normal" style:font-size-complex="10pt" style:font-size-asian="10pt" style:font-name-complex="Lohit Devanagari" style:font-name="Liberation Sans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20" style:family="text">
      <style:text-properties style:language-complex="hi" style:country-complex="IN" fo:font-size="10pt" style:font-relief="none" style:text-emphasize="none" style:font-style-complex="normal" style:font-style-asian="normal" style:font-size-complex="10pt" style:font-size-asian="10pt" style:font-name-complex="Lohit Devanagari" style:font-name="Liberation Sans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2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language-complex="hi" style:country-complex="IN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4" style:family="text">
      <style:text-properties style:text-overline-style="none" style:text-overline-color="font-color" style:font-name-asian="Noto Sans CJK SC Regula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fo:color="#000000" style:language-complex="hi" style:country-complex="IN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0% 100%"/>
    </style:style>
    <style:style style:name="T25" style:family="text">
      <style:text-properties style:text-position="super 58%"/>
    </style:style>
    <style:style style:name="T26" style:family="text">
      <style:text-properties style:language-complex="hi" style:country-complex="IN" style:font-name-asian="Noto Sans CJK SC Regular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language-asian="zh" style:country-asian="CN" fo:font-size="10pt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font-name-complex="Lohit Devanagari"/>
    </style:style>
    <style:style style:name="T27" style:family="text">
      <style:text-properties style:language-complex="hi" style:country-complex="IN" style:font-name-asian="Noto Sans CJK SC Regular" fo:language="en" fo:country="IN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fo:font-size="10pt" style:text-overline-style="none" style:text-overline-color="font-color" style:font-size-asian="10pt" style:font-size-complex="10pt" style:font-style-asian="normal" style:font-style-complex="normal" style:text-emphasize="none" style:font-relief="none" style:font-name-complex="Lohit Devanagari" fo:font-weight="bold" style:font-weight-asian="bold" style:font-weight-complex="bold"/>
    </style:style>
    <style:style style:name="T28" style:family="text">
      <style:text-properties style:language-complex="hi" style:country-complex="IN" style:font-name-asian="Noto Sans CJK SC Regular" fo:language="en" fo:country="IN" style:text-line-through-mode="continuous" fo:text-shadow="none" style:text-outline="false" fo:font-style="normal" style:text-line-through-type="none" style:text-underline-style="none" style:text-underline-color="font-color" style:font-name="Liberation Sans" style:language-asian="zh" style:country-asian="CN" fo:font-size="10pt" style:text-overline-style="none" style:text-overline-color="font-color" style:font-size-asian="10pt" style:font-size-complex="10pt" style:font-style-asian="normal" style:font-style-complex="normal" style:text-emphasize="none" style:font-relief="none" style:font-name-complex="Lohit Devanagari" fo:font-weight="normal" style:font-weight-asian="normal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0pt" fo:font-weight="normal" style:font-size-asian="10pt" style:font-size-complex="10pt" style:font-weight-asian="bold" style:font-weight-complex="bold"/>
    </style:style>
    <style:style style:name="T31" style:family="text">
      <style:text-properties fo:color="#000000" style:font-name="Liberation Sans" fo:font-size="10pt" fo:font-style="normal" style:font-name-asian="JetBrains Mono" style:font-name-complex="JetBrains Mono" style:font-size-asian="10pt" style:font-size-complex="10pt" style:font-style-asian="normal" style:font-style-complex="normal" fo:font-weight="normal" style:font-weight-asian="normal" style:font-weight-complex="normal"/>
    </style:style>
    <style:style style:name="T32" style:family="text">
      <style:text-properties style:text-overline-style="none" style:text-overline-color="font-color" fo:color="#000000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="Liberation Sans"/>
    </style:style>
    <style:style style:name="T33" style:family="text">
      <style:text-properties style:text-overline-style="none" style:text-overline-color="font-color" fo:color="#000000" fo:language="en" fo:country="IN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0pt" style:font-size-asian="10pt" style:font-name-complex="Lohit Devanagari" style:font-name="Liberation Sans" fo:font-weight="normal" style:font-weight-asian="normal" style:font-weight-complex="normal"/>
    </style:style>
    <style:style style:name="T34" style:family="text">
      <style:text-properties style:text-overline-style="none" style:text-overline-color="font-color" fo:color="#000000" fo:language="en" fo:country="IN" style:text-line-through-mode="continuous" fo:text-shadow="none" style:text-outline="false" fo:font-style="normal" style:text-line-through-type="none" style:text-underline-style="none" style:text-underline-color="font-color" fo:font-size="10pt" style:language-asian="zh" style:country-asian="CN" style:language-complex="hi" style:country-complex="IN" style:font-name-asian="Noto Sans CJK SC Regular" style:font-relief="none" style:text-emphasize="none" style:font-style-complex="normal" style:font-style-asian="normal" style:font-size-complex="10pt" style:font-size-asian="10pt" style:font-name-complex="Lohit Devanagari" style:font-name="Liberation Sans" fo:font-weight="bold" style:font-weight-asian="bold" style:font-weight-complex="bold"/>
    </style:style>
    <style:style style:name="T35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style:font-name-complex="JetBrains Mono" fo:font-weight="bold" fo:font-style="normal" style:font-name-asian="JetBrains Mono" style:font-style-complex="normal" style:font-style-asian="normal" style:font-name="Liberation Sans" fo:color="#000000" style:font-size-complex="10pt" style:font-weight-asian="bold" style:font-weight-complex="bold" style:font-size-asian="10pt"/>
    </style:style>
    <style:style style:name="T37" style:family="text">
      <style:text-properties fo:font-size="10pt" style:font-name-complex="JetBrains Mono" fo:font-style="normal" style:font-name-asian="JetBrains Mono" style:font-style-complex="normal" style:font-style-asian="normal" style:font-name="Liberation Sans" fo:color="#000000" style:font-size-complex="10pt" style:font-size-asian="10pt" fo:font-weight="normal" style:font-weight-asian="normal" style:font-weight-complex="normal"/>
    </style:style>
    <style:style style:name="T3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40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41" style:family="text">
      <style:text-properties style:text-line-through-type="single"/>
    </style:style>
    <style:style style:name="T42" style:family="text">
      <style:text-properties style:font-name-complex="JetBrains Mono" style:font-size-asian="10pt" fo:color="#000000" style:font-style-asian="normal" style:font-weight-complex="normal" style:font-weight-asian="normal" style:font-size-complex="10pt" fo:font-style="normal" fo:font-weight="normal" fo:font-size="10pt" style:font-style-complex="normal" style:font-name="Liberation Sans" style:font-name-asian="JetBrains Mono"/>
    </style:style>
    <style:style style:name="T43" style:family="text">
      <style:text-properties style:font-name-complex="JetBrains Mono" style:font-size-asian="10pt" fo:color="#000000" style:font-style-asian="normal" style:font-size-complex="10pt" fo:font-style="normal" fo:font-size="10pt" style:font-style-complex="normal" style:font-name="Liberation Sans" style:font-name-asian="JetBrains Mono" style:font-weight-complex="bold" style:font-weight-asian="bold" fo:font-weight="bold"/>
    </style:style>
    <style:style style:name="T44" style:family="text">
      <style:text-properties style:font-name-complex="JetBrains Mono" style:font-size-asian="10pt" fo:color="#000000" style:font-style-asian="normal" style:font-size-complex="10pt" fo:font-style="normal" fo:font-size="10pt" style:font-style-complex="normal" style:font-name="Liberation Sans" style:font-name-asian="JetBrains Mono" fo:font-weight="normal" style:font-weight-asian="normal" style:font-weight-complex="normal"/>
    </style:style>
    <style:style style:name="T45" style:family="text">
      <style:text-properties style:font-name-complex="JetBrains Mono" style:font-size-asian="10pt" fo:color="#000000" style:font-style-asian="normal" style:font-size-complex="10pt" fo:font-style="normal" fo:font-size="10pt" style:font-style-complex="normal" style:font-name="Liberation Sans" style:font-name-asian="JetBrains Mono" fo:font-weight="bold" style:font-weight-asian="bold" style:font-weight-complex="bold"/>
    </style:style>
    <style:style style:name="T4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weight-asian="normal" style:text-outline="false" style:font-name-asian="Noto Sans CJK SC Regular" fo:font-size="10pt" fo:font-weight="normal" style:text-underline-style="none" style:text-underline-color="font-color" style:text-line-through-type="none" fo:text-shadow="none" style:text-line-through-mode="continuous" fo:language="en" fo:country="IN" style:font-name="Liberation Sans" style:font-weight-complex="normal" style:text-overline-style="none" style:text-overline-color="font-color" fo:font-style="normal" style:language-complex="hi" style:country-complex="IN" style:font-relief="none" style:text-emphasize="none" style:font-style-complex="normal" style:font-size-complex="10pt" style:font-size-asian="10pt" style:font-name-complex="Calibri" fo:color="#000000" style:language-asian="zh" style:country-asian="CN" style:font-style-asian="normal"/>
    </style:style>
    <style:style style:name="T48" style:family="text">
      <style:text-properties style:text-outline="false" style:font-name-asian="Noto Sans CJK SC Regular" fo:font-size="10pt" style:text-underline-style="none" style:text-underline-color="font-color" style:text-line-through-type="none" fo:text-shadow="none" style:text-line-through-mode="continuous" fo:language="en" fo:country="IN" style:font-name="Liberation Sans" style:text-overline-style="none" style:text-overline-color="font-color" fo:font-style="normal" style:language-complex="hi" style:country-complex="IN" style:font-relief="none" style:text-emphasize="none" style:font-style-complex="normal" style:font-size-complex="10pt" style:font-size-asian="10pt" style:font-name-complex="Calibri" fo:color="#000000" style:language-asian="zh" style:country-asian="CN" style:font-style-asian="normal" style:font-weight-complex="bold" style:font-weight-asian="bold" fo:font-weight="bold"/>
    </style:style>
    <style:style style:name="T49" style:family="text">
      <style:text-properties style:text-outline="false" fo:font-size="10pt" style:text-underline-style="none" style:text-underline-color="font-color" style:text-line-through-type="none" fo:text-shadow="none" style:text-line-through-mode="continuous" fo:language="en" fo:country="IN" style:font-name="Liberation Sans" style:text-overline-style="none" style:text-overline-color="font-color" fo:font-style="normal" style:language-complex="hi" style:country-complex="IN" style:font-relief="none" style:text-emphasize="none" style:font-style-complex="normal" style:font-size-complex="10pt" style:font-size-asian="10pt" fo:color="#000000" style:language-asian="zh" style:country-asian="CN" style:font-style-asian="normal" style:font-weight-complex="bold" style:font-weight-asian="bold" fo:font-weight="bold" style:font-name-asian="JetBrains Mono" style:font-name-complex="JetBrains Mono"/>
    </style:style>
    <style:style style:name="T50" style:family="text">
      <style:text-properties style:text-outline="false" fo:font-size="10pt" style:text-underline-style="none" style:text-underline-color="font-color" style:text-line-through-type="none" fo:text-shadow="none" style:text-line-through-mode="continuous" fo:language="en" fo:country="IN" style:font-name="Liberation Sans" style:text-overline-style="none" style:text-overline-color="font-color" fo:font-style="normal" style:language-complex="hi" style:country-complex="IN" style:font-relief="none" style:text-emphasize="none" style:font-style-complex="normal" style:font-size-complex="10pt" style:font-size-asian="10pt" fo:color="#000000" style:language-asian="zh" style:country-asian="CN" style:font-style-asian="normal" style:font-name-asian="JetBrains Mono" style:font-name-complex="JetBrains Mono" fo:font-weight="normal" style:font-weight-asian="normal" style:font-weight-complex="normal"/>
    </style:style>
    <style:style style:name="T51" style:family="text">
      <style:text-properties style:text-outline="false" fo:font-size="10pt" style:text-underline-style="none" style:text-underline-color="font-color" style:text-line-through-type="none" fo:text-shadow="none" style:text-line-through-mode="continuous" fo:language="en" fo:country="IN" style:font-name="Liberation Sans" style:text-overline-style="none" style:text-overline-color="font-color" fo:font-style="normal" style:language-complex="hi" style:country-complex="IN" style:font-relief="none" style:text-emphasize="none" style:font-style-complex="normal" style:font-size-complex="10pt" style:font-size-asian="10pt" fo:color="#000000" style:language-asian="zh" style:country-asian="CN" style:font-style-asian="normal" style:font-name-asian="JetBrains Mono" style:font-name-complex="JetBrains Mono" fo:font-weight="bold" style:font-weight-asian="bold" style:font-weight-complex="bold"/>
    </style:style>
    <style:style style:name="T52" style:family="text">
      <style:text-properties style:text-overline-style="none" style:text-overline-color="font-color"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JetBrains Mono" style:font-name-complex="JetBrains Mono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53" style:family="text">
      <style:text-properties style:text-overline-style="none" style:text-overline-color="font-color" fo:color="#000000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JetBrains Mono" style:font-name-complex="JetBrains Mono" style:font-size-asian="10pt" style:font-size-complex="10pt" style:font-style-asian="normal" style:font-style-complex="normal" style:text-emphasize="none" style:font-relief="none" style:font-name="Liberation Sans" fo:font-weight="bold" style:font-weight-asian="bold" style:font-weight-complex="bold"/>
    </style:style>
    <style:style style:name="T54" style:family="text">
      <style:text-properties style:text-underline-style="none" style:text-underline-color="font-color" style:font-size-asian="10pt" style:language-complex="hi" style:country-complex="IN" style:font-name-asian="Noto Sans CJK SC Regular" style:text-overline-style="none" style:text-overline-color="font-color" style:language-asian="zh" style:country-asian="CN" fo:language="en" fo:country="IN" style:text-line-through-mode="continuous" fo:text-shadow="none" style:text-outline="false" fo:font-style="normal" style:font-size-complex="10pt" style:font-weight-asian="normal" style:font-weight-complex="normal" style:font-style-asian="normal" style:font-style-complex="normal" style:text-emphasize="none" style:font-relief="none" fo:font-size="10pt" style:font-name-complex="Calibri" fo:font-weight="normal" style:text-line-through-type="none"/>
    </style:style>
    <style:style style:name="T55" style:family="text">
      <style:text-properties style:text-underline-style="none" style:text-underline-color="font-color" style:font-size-asian="10pt" style:language-complex="hi" style:country-complex="IN" style:font-name-asian="Noto Sans CJK SC Regular" style:text-overline-style="none" style:text-overline-color="font-color" style:language-asian="zh" style:country-asian="CN" fo:language="en" fo:country="IN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Calibri" style:text-line-through-type="none" fo:font-weight="bold" style:font-weight-asian="bold" style:font-weight-complex="bold"/>
    </style:style>
    <style:style style:name="T56" style:family="text">
      <style:text-properties style:text-underline-style="none" style:text-underline-color="font-color" style:font-size-asian="10pt" style:language-complex="hi" style:country-complex="IN" style:font-name-asian="Noto Sans CJK SC Regular" style:text-overline-style="none" style:text-overline-color="font-color" style:language-asian="zh" style:country-asian="CN" fo:language="en" fo:country="IN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Calibri" style:text-line-through-type="none" fo:font-weight="normal" style:font-weight-asian="normal" style:font-weight-complex="normal"/>
    </style:style>
    <style:style style:name="T5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5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Calibri" style:font-size-asian="10pt" style:font-size-complex="10pt" style:font-style-asian="normal" style:font-style-complex="normal" style:text-emphasize="none" style:font-relief="none" fo:font-weight="bold" style:font-weight-asian="bold" style:font-weight-complex="bold"/>
    </style:style>
    <style:style style:name="T59" style:family="text">
      <style:text-properties fo:color="#000000" style:font-name="JetBrains Mono" fo:font-size="10pt" fo:font-weight="bold" fo:font-style="normal" style:font-name-asian="JetBrains Mono" style:font-name-complex="JetBrains Mono" style:font-size-asian="10pt" style:font-size-complex="10pt" style:font-weight-asian="bold" style:font-weight-complex="bold" style:font-style-asian="normal" style:font-style-complex="normal"/>
    </style:style>
    <style:style style:name="T60" style:family="text">
      <style:text-properties style:font-name-complex="Lohit Devanagari" fo:font-size="10pt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font-name-asian="Noto Sans CJK SC Regular" style:font-name="Liberation Sans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61" style:family="text">
      <style:text-properties style:font-name-complex="Lohit Devanagari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font-name-asian="Noto Sans CJK SC Regular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color="#000000" fo:font-weight="bold" style:font-weight-asian="bold" style:font-weight-complex="bold"/>
    </style:style>
    <style:style style:name="T62" style:family="text">
      <style:text-properties style:font-name-complex="Lohit Devanagari" fo:font-size="10pt" fo:language="en" fo:country="IN" style:text-line-through-mode="continuous" fo:text-shadow="none" style:text-outline="false" fo:font-style="normal" style:text-line-through-type="none" style:text-underline-style="none" style:text-underline-color="font-color" style:font-name-asian="Noto Sans CJK SC Regular" style:font-name="Liberation Sans" style:language-complex="hi" style:country-complex="IN" style:language-asian="zh" style:country-asian="CN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63" style:family="text">
      <style:text-properties style:font-name-complex="Lohit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complex="hi" style:country-complex="IN" style:font-name="Liberation Sans" style:text-overline-style="none" style:text-overline-color="font-color" style:font-name-asian="Noto Sans CJK SC Regular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6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size="10pt" fo:color="#080808" fo:font-weight="bold" style:font-weight-asian="bold" style:font-weight-complex="bold"/>
    </style:style>
    <style:style style:name="T65" style:family="text">
      <style:text-properties fo:color="#080808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Liberation Sans"/>
    </style:style>
    <style:style style:name="T67" style:family="text">
      <style:text-properties fo:color="#000000" style:font-name="Liberation Sans" fo:font-size="10pt" fo:font-weight="normal" fo:font-style="italic" style:font-name-asian="JetBrains Mono" style:font-name-complex="JetBrains Mono" style:font-size-asian="10pt" style:font-size-complex="10pt" style:font-weight-asian="normal" style:font-weight-complex="normal" style:font-style-asian="italic" style:font-style-complex="italic"/>
    </style:style>
    <style:style style:name="T68" style:family="text">
      <style:text-properties style:font-weight-asian="bold" style:font-weight-complex="bold" fo:font-weight="bold"/>
    </style:style>
    <style:style style:name="T69" style:family="text">
      <style:text-properties style:font-weight-complex="bold" style:font-weight-asian="bold" fo:font-weight="bold"/>
    </style:style>
    <style:style style:name="T70" style:family="text">
      <style:text-properties fo:color="#080808" style:font-name="Liberation Sans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1" style:family="text">
      <style:text-properties fo:color="#000000" style:font-name="Liberation Sans"/>
    </style:style>
    <style:style style:name="T72" style:family="text">
      <style:text-properties fo:color="#000000" style:font-name="Liberation Sans" fo:font-size="10pt" fo:font-weight="bold" fo:font-style="italic" style:font-name-asian="JetBrains Mono" style:font-name-complex="JetBrains Mono" style:font-size-asian="10pt" style:font-size-complex="10pt" style:font-weight-asian="bold" style:font-weight-complex="bold" style:font-style-asian="italic" style:font-style-complex="italic"/>
    </style:style>
    <style:style style:name="T73" style:family="text">
      <style:text-properties style:font-name="Liberation Sans" fo:color="#000000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4" style:family="text">
      <style:text-properties fo:color="#080808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75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visibility="collapse" table:default-cell-style-name="ce17"/>
        <table:table-column table:style-name="co7" table:default-cell-style-name="ce17"/>
        <table:table-column table:style-name="co8" table:default-cell-style-name="ce17"/>
        <table:table-column table:style-name="co9" table:number-columns-repeated="1015" table:default-cell-style-name="ce17"/>
        <table:table-column table:style-name="co9" table:default-cell-style-name="Default"/>
        <table:table-row table:style-name="ro1"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CLIENT</text:p>
          </table:table-cell>
          <table:table-cell table:style-name="ce15" office:value-type="string" calcext:value-type="string">
            <text:p>SERVICE</text:p>
          </table:table-cell>
          <table:table-cell table:style-name="ce15" office:value-type="string" calcext:value-type="string">
            <text:p><text:s text:c="3"/>ISSUE</text:p>
          </table:table-cell>
          <table:table-cell table:style-name="ce15" office:value-type="string" calcext:value-type="string">
            <text:p>REMARKS</text:p>
          </table:table-cell>
          <table:table-cell table:style-name="ce15" office:value-type="string" calcext:value-type="string">
            <text:p>FIXED BY</text:p>
          </table:table-cell>
          <table:table-cell table:style-name="ce15" office:value-type="string" calcext:value-type="string">
            <text:p>COMMITS</text:p>
          </table:table-cell>
          <table:table-cell table:style-name="ce15" office:value-type="string" calcext:value-type="string">
            <text:p>TABLES</text:p>
          </table:table-cell>
          <table:table-cell table:style-name="ce15" table:number-columns-repeated="1015"/>
          <table:table-cell/>
        </table:table-row>
        <table:table-row table:style-name="ro2">
          <table:table-cell office:value-type="string" calcext:value-type="string">
            <text:p>17-02-2022</text:p>
          </table:table-cell>
          <table:table-cell office:value-type="string" calcext:value-type="string">
            <text:p>Sunderland -LIVE</text:p>
          </table:table-cell>
          <table:table-cell office:value-type="string" calcext:value-type="string">
            <text:p>admin/typelookup</text:p>
          </table:table-cell>
          <table:table-cell office:value-type="string" calcext:value-type="string">
            <text:p>'StudioSity’  Source to be add <text:span text:style-name="T2">[1]</text:span></text:p>
          </table:table-cell>
          <table:table-cell office:value-type="string" calcext:value-type="string">
            <text:p>1. Fixed and checked in dev... Need to fix in uat and live.                                                  2. changes : add studiosity in masterlookup table and in  <text:span text:style-name="T2">Source</text:span> ‘enum’ </text:p>
          </table:table-cell>
          <table:table-cell office:value-type="string" calcext:value-type="string">
            <text:p>1.add ‘’StudioSity’’ in short_name column at masterlookup table and 2.added ‘studiosity’ in ‘source enum’ in [<text:span text:style-name="T2">[retain-tickets]]</text:span>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Edgehill-UAT</text:p>
          </table:table-cell>
          <table:table-cell office:value-type="string" calcext:value-type="string">
            <text:p>admin/students/{id}</text:p>
          </table:table-cell>
          <table:table-cell office:value-type="string" calcext:value-type="string">
            <text:p>student’s personal info details not shown <text:span text:style-name="T2">[2]</text:span></text:p>
          </table:table-cell>
          <table:table-cell office:value-type="string" calcext:value-type="string">
            <text:p>userattribute id is empty, so profile details not shown.  Need to update in database,, </text:p>
            <text:p>2.Taken all student’s id whats need to change in ‘’edghill attribute id’’ file in task fold</text:p>
          </table:table-cell>
          <table:table-cell office:value-type="string" calcext:value-type="string">
            <text:p>attribute_id and attribute_name is empty in ‘’user_attribut_data’’ tabl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18-02-2022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calendars/20496/changestatus</text:p>
          </table:table-cell>
          <table:table-cell office:value-type="string" calcext:value-type="string">
            <text:p><text:span text:style-name="T16">In student’s portal – cancelled events not shown in cancelled events tab, is shows in upcoming events   </text:span><text:span text:style-name="T17">[3]</text:span></text:p>
          </table:table-cell>
          <table:table-cell office:value-type="string" calcext:value-type="string">
            <text:p>Event created and cancelled, but not get clear idea... <text:s/>To check in inviteestatus values and tables</text:p>
          </table:table-cell>
          <table:table-cell office:value-type="string" calcext:value-type="string">
            <text:p>fixed by vasanth on (22-2-2022).. <text:s/>code pushed in gi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19-02-2022 [SAT]</text:p>
          </table:table-cell>
          <table:table-cell office:value-type="string" calcext:value-type="string">
            <text:p>Sunderland -UAT</text:p>
          </table:table-cell>
          <table:table-cell/>
          <table:table-cell office:value-type="string" calcext:value-type="string">
            <text:p>1.'StudioSity’  Source to be add</text:p>
            <text:p><text:span text:style-name="T1">2.student’s personal info details not shown</text:span></text:p>
          </table:table-cell>
          <table:table-cell office:value-type="string" calcext:value-type="string">
            <text:p>1.added enum pushed in UAT, and changed masterlookup table                                        2. Took all student’s id , those who are all profiles not shown and saved in <text:span text:style-name="T2">attribute id</text:span> file. </text:p>
            <text:p> 3. checked vijay anna sent  students and staffs update and insert method api in admin service,  all are worki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21-02-2022 [MON]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calendars/20496/changestatus</text:p>
          </table:table-cell>
          <table:table-cell office:value-type="string" calcext:value-type="string">
            <text:p>student’s personal info details not shown </text:p>
          </table:table-cell>
          <table:table-cell office:value-type="string" calcext:value-type="string">
            <text:p>invitees_status not changed in calendar_invitees table, it should change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Sunderland</text:p>
          </table:table-cell>
          <table:table-cell/>
          <table:table-cell office:value-type="string" calcext:value-type="string">
            <text:p><text:span text:style-name="T26">1.pushed caselogexport in </text:span><text:span text:style-name="T27">platform-prod-uk</text:span><text:span text:style-name="T28"> </text:span><text:span text:style-name="T27">[[retain-tickets</text:span><text:span text:style-name="T2">]]</text:span>       2. pushed updateuser in staff and students in ‘admin’ service in from uat to platform (not adduser method)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22-02-2022 [TUE]</text:p>
          </table:table-cell>
          <table:table-cell office:value-type="string" calcext:value-type="string">
            <text:p>Sunderland -uat</text:p>
          </table:table-cell>
          <table:table-cell table:number-columns-repeated="2"/>
          <table:table-cell office:value-type="string" calcext:value-type="string">
            <text:p>Code Pushed ‘Studiosity’ enum in uat and live,</text:p>
            <text:p>UAT db changed, not in live</text:p>
          </table:table-cell>
          <table:table-cell table:number-columns-repeated="1019"/>
        </table:table-row>
        <table:table-row table:style-name="ro7">
          <table:table-cell/>
          <table:table-cell office:value-type="string" calcext:value-type="string">
            <text:p>Edgehill-LIVE</text:p>
          </table:table-cell>
          <table:table-cell office:value-type="string" calcext:value-type="string">
            <text:p>1.retain/ticketNotes 2.communities/files</text:p>
          </table:table-cell>
          <table:table-cell office:value-type="string" calcext:value-type="string">
            <text:p><text:span text:style-name="T16">Sent Image in description box not shown in replied email  </text:span><text:span text:style-name="T17">[4]</text:span></text:p>
          </table:table-cell>
          <table:table-cell office:value-type="string" calcext:value-type="string">
            <text:p>Issue assigned at around 7p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ERVICE WRITTEN</text:p>
          </table:table-cell>
          <table:table-cell office:value-type="string" calcext:value-type="string">
            <text:p>Written fields in ‘<text:span text:style-name="T2">AudienceAttribute</text:span>’ in admi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23-02-2022 [WED]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nderland</text:p>
          </table:table-cell>
          <table:table-cell/>
          <table:table-cell office:value-type="string" calcext:value-type="string">
            <text:p>1.Caselogexport <text:span text:style-name="T2">coma issue</text:span>, fixed  and pushed in uat (<text:span text:style-name="T2">sunderland</text:span>).</text:p>
            <text:p>2. Done merge request for caselogexport in platform.</text:p>
            <text:p><text:span text:style-name="T1">3. Sushmita’s task – [AudienceAttribute</text:span>]3 field and mapper added in admin service  and submitted merge request in platform.</text:p>
            <text:p><text:span text:style-name="T1">4. Studiosity added in live code, not in db.</text:span></text:p>
          </table:table-cell>
          <table:table-cell office:value-type="string" calcext:value-type="string">
            <text:p>1. coma issue fixedby,, 1 line taken from dynamic report and added in retain-tickets, and checked by email triggered in platform</text:p>
          </table:table-cell>
          <table:table-cell office:value-type="string" calcext:value-type="string">
            <text:p><text:span text:style-name="T1"><text:a xlink:href="http://192.168.2.12/engage2serve/admin/merge_requests/1994" xlink:type="simple">http://192.168.2.12/engage2serve/admin/merge_requests/1994</text:a></text:span><text:span text:style-name="T1">  (sushmita’s task in platform)</text:span></text:p>
            <text:p/>
            <text:p/>
            <text:p>http://192.168.2.12/engage2serve/retain-tickets/merge_requests/1931</text:p>
            <text:p><text:a xlink:href="http://192.168.2.12/engage2serve/retain-tickets/merge_requests/1932" xlink:type="simple">http://192.168.2.12/engage2serve/retain-tickets/merge_requests/1932</text:a></text:p>
            <text:p/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Edgehill-LIVE</text:p>
          </table:table-cell>
          <table:table-cell office:value-type="string" calcext:value-type="string">
            <text:p>GET: 1.retain/ticketNotes</text:p>
            <text:p>2.communities/files POST:</text:p>
            <text:p>retain/processTicket</text:p>
          </table:table-cell>
          <table:table-cell office:value-type="string" calcext:value-type="string">
            <text:p>Screenshot not shown in tickethistory option</text:p>
          </table:table-cell>
          <table:table-cell office:value-type="string" calcext:value-type="string">
            <text:p>Get working and not working payload response from jothi bro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24-02-2022 [THUR]</text:p>
          </table:table-cell>
          <table:table-cell office:value-type="string" calcext:value-type="string">
            <text:p>Edgehill-LIVE</text:p>
          </table:table-cell>
          <table:table-cell table:number-columns-repeated="2"/>
          <table:table-cell office:value-type="string" calcext:value-type="string">
            <text:p>Checked payload and response from sunderland uat between staff and moses student..</text:p>
            <text:p>2. To check db from post method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Sunderland -LIVE</text:p>
          </table:table-cell>
          <table:table-cell table:number-columns-repeated="2"/>
          <table:table-cell office:value-type="string" calcext:value-type="string">
            <text:p>Give merge req.<text:span text:style-name="T2"> caselog export</text:span> coma issue  in live   <text:span text:style-name="T2">‘’platform-prod-uk’</text:span>’</text:p>
          </table:table-cell>
          <table:table-cell/>
          <table:table-cell office:value-type="string" calcext:value-type="string">
            <text:p><text:span text:style-name="T1"> http://192.168.2.12/engage2serve/retain-tickets/merge_requests/1933</text:span></text:p>
            <text:p><text:span text:style-name="T1">(caselog coma issue fixed in platform prod uk)  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5-02-2022 [FRI]</text:p>
          </table:table-cell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give mergerequest for sushmita’s task in uat</text:p>
          </table:table-cell>
          <table:table-cell/>
          <table:table-cell office:value-type="string" calcext:value-type="string">
            <text:p><text:span text:style-name="T1"><text:a xlink:href="http://192.168.2.12/engage2serve/admin/merge_requests/1997" xlink:type="simple">http://192.168.2.12/engage2serve/admin/merge_requests/1997</text:a></text:span><text:span text:style-name="T1">  (sushmita’s task)</text:span></text:p>
          </table:table-cell>
          <table:table-cell table:number-columns-repeated="1017"/>
        </table:table-row>
        <table:table-row table:style-name="ro7">
          <table:table-cell/>
          <table:table-cell office:value-type="string" calcext:value-type="string">
            <text:p>Edgehill-LIVE</text:p>
          </table:table-cell>
          <table:table-cell/>
          <table:table-cell office:value-type="string" calcext:value-type="string">
            <text:p>screenshot issue</text:p>
          </table:table-cell>
          <table:table-cell office:value-type="string" calcext:value-type="string">
            <text:p>1.Get all payload and responses from post method and  collected all tables for post and get method</text:p>
            <text:p>2.Get edgehill live url from jothi bro.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28-02-2022 [MON]</text:p>
          </table:table-cell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1.Sushmita’s task </text:p>
            <text:p><text:span text:style-name="T1">2.screenshot issue</text:span></text:p>
          </table:table-cell>
          <table:table-cell office:value-type="string" calcext:value-type="string">
            <text:p>1.Create <text:span text:style-name="T2">new</text:span> class as <text:span text:style-name="T2">UserAppFilter</text:span> in all field(pojo, resource,service,dao,sql,mapper) and give merge request in platform and uat..   Set configuration in Report modul in SIT-UAT</text:p>
            <text:p/>
            <text:p><text:span text:style-name="T1">2.analysis the code on bucket and url creation, image post methods </text:span></text:p>
          </table:table-cell>
          <table:table-cell/>
          <table:table-cell office:value-type="string" calcext:value-type="string">
            <text:p>http://192.168.2.12/engage2serve/admin/merge_requests/2002</text:p>
            <text:p>http://192.168.2.12/engage2serve/admin/merge_requests/2003</text:p>
            <text:p/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1-03-2022 [TUE]</text:p>
          </table:table-cell>
          <table:table-cell table:number-columns-repeated="2"/>
          <table:table-cell office:value-type="string" calcext:value-type="string">
            <text:p>1.Sushmita’s task </text:p>
          </table:table-cell>
          <table:table-cell office:value-type="string" calcext:value-type="string">
            <text:p>1.added <text:span text:style-name="T2">AppUserFilterMapper</text:span> in DAO class,  submit merge issue fixed by removed <text:span text:style-name="T2">admin</text:span> service and forked as a new project, then copy paste the all class and submitted request.</text:p>
            <text:p>2.created <text:span text:style-name="T2">new</text:span> class for sushmita’s second api in arm service as <text:span text:style-name="T2">AppUserProfileSetting</text:span>, can’t  run server in my <text:span text:style-name="T2">arm</text:span>, push in platform not submitted</text:p>
          </table:table-cell>
          <table:table-cell/>
          <table:table-cell office:value-type="string" calcext:value-type="string">
            <text:p> <text:a xlink:href="http://192.168.2.12/engage2serve/admin/merge_requests/2004" xlink:type="simple">http://192.168.2.12/engage2serve/admin/merge_requests/2004</text:a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2-03-2022 [WED]</text:p>
          </table:table-cell>
          <table:table-cell office:value-type="string" calcext:value-type="string">
            <text:p>Cardiff</text:p>
          </table:table-cell>
          <table:table-cell/>
          <table:table-cell office:value-type="string" calcext:value-type="string">
            <text:p>1.Sushmita’s task </text:p>
          </table:table-cell>
          <table:table-cell office:value-type="string" calcext:value-type="string">
            <text:p>Removed and created arm service from git, after commenting one GET method server started.</text:p>
            <text:p>1.<text:span text:style-name="T2">AppUserProfileSetting</text:span> pushed in platform and UAT</text:p>
          </table:table-cell>
          <table:table-cell/>
          <table:table-cell office:value-type="string" calcext:value-type="string">
            <text:p><text:a xlink:href="http://192.168.2.12/engage2serve/arm/merge_requests/3675" xlink:type="simple">http://192.168.2.12/engage2serve/arm/merge_requests/3675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Edgehill-LIVE</text:p>
          </table:table-cell>
          <table:table-cell/>
          <table:table-cell office:value-type="string" calcext:value-type="string">
            <text:p>screenshot issue</text:p>
          </table:table-cell>
          <table:table-cell office:value-type="string" calcext:value-type="string">
            <text:p>Codes changed in live based on UAT merged code 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03-03-2022 [THUR]</text:p>
          </table:table-cell>
          <table:table-cell office:value-type="string" calcext:value-type="string">
            <text:p>Edgehill-LIVE</text:p>
          </table:table-cell>
          <table:table-cell office:value-type="string" calcext:value-type="string">
            <text:p>1.emailAccountService</text:p>
            <text:p>2.emailHarvstingService</text:p>
            <text:p>3.emailAccountDAOImpl</text:p>
          </table:table-cell>
          <table:table-cell office:value-type="string" calcext:value-type="string">
            <text:p>screenshot issue</text:p>
          </table:table-cell>
          <table:table-cell office:value-type="string" calcext:value-type="string">
            <text:p><text:span text:style-name="T2">email harvesting</text:span> issue - submitted merge request in live (<text:span text:style-name="T2">platform-prod-uk</text:span>)</text:p>
          </table:table-cell>
          <table:table-cell office:value-type="string" calcext:value-type="string">
            <text:p>Code changed based on fixed <text:s/>in UAT (Angel’s)</text:p>
          </table:table-cell>
          <table:table-cell office:value-type="string" calcext:value-type="string">
            <text:p><text:a xlink:href="http://192.168.2.12/engage2serve/retain-tickets/merge_requests/1943" xlink:type="simple">http://192.168.2.12/engage2serve/retain-tickets/merge_requests/1943</text:a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4-03-2022 [FRI]</text:p>
          </table:table-cell>
          <table:table-cell office:value-type="string" calcext:value-type="string">
            <text:p>TASK</text:p>
          </table:table-cell>
          <table:table-cell/>
          <table:table-cell table:style-name="Default"/>
          <table:table-cell office:value-type="string" calcext:value-type="string">
            <text:p>Created <text:span text:style-name="T2">AudienceAttributeFilter</text:span> classes in model and mapper, &amp; added get method in resource, written service , added 2  methods DAO, created table in db as <text:span text:style-name="T2">audience_attribute_filter</text:span></text:p>
          </table:table-cell>
          <table:table-cell/>
          <table:table-cell office:value-type="string" calcext:value-type="string">
            <text:p> <text:a xlink:href="http://192.168.2.12/engage2serve/admin/merge_requests/2010" xlink:type="simple">http://192.168.2.12/engage2serve/admin/merge_requests/2010</text:a></text:p>
            <text:p/>
            <text:p><text:a xlink:href="http://192.168.2.12/engage2serve/admin/merge_requests/2009" xlink:type="simple">http://192.168.2.12/engage2serve/admin/merge_requests/2009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5-03-2022 [SAT]</text:p>
          </table:table-cell>
          <table:table-cell office:value-type="string" calcext:value-type="string">
            <text:p>Logic</text:p>
          </table:table-cell>
          <table:table-cell table:style-name="ce18" office:value-type="string" calcext:value-type="string">
            <text:p>arm/applicationCourses/bulkChangeStage</text:p>
          </table:table-cell>
          <table:table-cell/>
          <table:table-cell office:value-type="string" calcext:value-type="string">
            <text:p><text:span text:style-name="T2">1.app_day_light_time_table</text:span> concept’s little logic written and given to vijay anna. </text:p>
            <text:p>2.Pushed email harvesting code checked by vijay anna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07-03-2022 [MON]</text:p>
          </table:table-cell>
          <table:table-cell office:value-type="string" calcext:value-type="string">
            <text:p>Luton</text:p>
          </table:table-cell>
          <table:table-cell office:value-type="string" calcext:value-type="string">
            <text:p>1.communityService</text:p>
            <text:p>2.communityUserService</text:p>
          </table:table-cell>
          <table:table-cell/>
          <table:table-cell office:value-type="string" calcext:value-type="string">
            <text:p>added <text:span text:style-name="T2">mentor</text:span> key in both classes and little logic with query .,, give commit , have a small change, tmwr will update 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alumni/filterData/0</text:p>
          </table:table-cell>
          <table:table-cell table:style-name="ce20" office:value-type="string" calcext:value-type="string">
            <text:p>1.SIT-UAT get 500 in schoolnamesubcategory<text:span text:style-name="T2"> [6]</text:span></text:p>
          </table:table-cell>
          <table:table-cell office:value-type="string" calcext:value-type="string">
            <text:p>started, get payload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Sunderland -LIVE</text:p>
          </table:table-cell>
          <table:table-cell table:style-name="ce19" office:value-type="string" calcext:value-type="string">
            <text:p>analytics/views/details/{reportId}</text:p>
          </table:table-cell>
          <table:table-cell office:value-type="string" calcext:value-type="string">
            <text:p>Apostraphy (‘) additionally added in student_id in reports<text:span text:style-name="T2"> [5]</text:span>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08-03-2022 [TUE]</text:p>
          </table:table-cell>
          <table:table-cell office:value-type="string" calcext:value-type="string">
            <text:p>Sunderland -LIVE</text:p>
          </table:table-cell>
          <table:table-cell/>
          <table:table-cell office:value-type="string" calcext:value-type="string">
            <text:p><text:span text:style-name="T2">Apostraphy</text:span> (‘) additionally added in student_id in reports</text:p>
          </table:table-cell>
          <table:table-cell office:value-type="string" calcext:value-type="string">
            <text:p>compared uat and live code, pasted single condition from uat to live ,, submitted merge request</text:p>
          </table:table-cell>
          <table:table-cell office:value-type="string" calcext:value-type="string">
            <text:p>added small condition, to take vw</text:p>
          </table:table-cell>
          <table:table-cell office:value-type="string" calcext:value-type="string">
            <text:p><text:a xlink:href="http://192.168.2.12/engage2serve/dynamic-report/merge_requests/398" xlink:type="simple">http://192.168.2.12/engage2serve/dynamic-report/merge_requests/398</text:a>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RP-uat</text:p>
          </table:table-cell>
          <table:table-cell office:value-type="string" calcext:value-type="string">
            <text:p><text:span text:style-name="T1">1.communityService</text:span></text:p>
            <text:p><text:span text:style-name="T1">2.communityUserService</text:span></text:p>
          </table:table-cell>
          <table:table-cell office:value-type="string" calcext:value-type="string">
            <text:p>creating community should display on top in chat box</text:p>
          </table:table-cell>
          <table:table-cell office:value-type="string" calcext:value-type="string">
            <text:p>space before where condition in query </text:p>
          </table:table-cell>
          <table:table-cell/>
          <table:table-cell office:value-type="string" calcext:value-type="string">
            <text:p><text:a xlink:href="http://192.168.2.12/engage2serve/communities/merge_requests/732" xlink:type="simple">http://192.168.2.12/engage2serve/communities/merge_requests/732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RP-uat</text:p>
          </table:table-cell>
          <table:table-cell office:value-type="string" calcext:value-type="string">
            <text:p><text:span text:style-name="T1">1.communityService</text:span></text:p>
            <text:p><text:span text:style-name="T1">2.communityUserService</text:span></text:p>
          </table:table-cell>
          <table:table-cell/>
          <table:table-cell office:value-type="string" calcext:value-type="string">
            <text:p>mentor key and small condition added in 2 files <text:s/></text:p>
          </table:table-cell>
          <table:table-cell/>
          <table:table-cell office:value-type="string" calcext:value-type="string">
            <text:p><text:a xlink:href="http://192.168.2.12/engage2serve/communities/merge_requests/730/diffs" xlink:type="simple">http://192.168.2.12/engage2serve/communities/merge_requests/730/diffs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9-03-2022 [WED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alumni/filterData/0</text:p>
          </table:table-cell>
          <table:table-cell office:value-type="string" calcext:value-type="string">
            <text:p>Getting 500 when filter apply</text:p>
          </table:table-cell>
          <table:table-cell office:value-type="string" calcext:value-type="string">
            <text:p>fixed by changed in SearchCriteria constructor – changed from String to ArrayList.asList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10-03-2022 [THUR]</text:p>
          </table:table-cell>
          <table:table-cell office:value-type="string" calcext:value-type="string">
            <text:p>SIT-UAT</text:p>
          </table:table-cell>
          <table:table-cell/>
          <table:table-cell office:value-type="string" calcext:value-type="string">
            <text:p>Getting 500 when filter </text:p>
          </table:table-cell>
          <table:table-cell office:value-type="string" calcext:value-type="string">
            <text:p>adding split method after asList, submitted merge request in platform and uat</text:p>
          </table:table-cell>
          <table:table-cell/>
          <table:table-cell office:value-type="string" calcext:value-type="string">
            <text:p><text:a xlink:href="http://192.168.2.12/engage2serve/alumni-management/merge_requests/758" xlink:type="simple">http://192.168.2.12/engage2serve/alumni-management/merge_requests/758</text:a> (dev)</text:p>
            <text:p><text:a xlink:href="http://192.168.2.12/engage2serve/alumni-management/merge_requests/759" xlink:type="simple">http://192.168.2.12/engage2serve/alumni-management/merge_requests/759</text:a> (UAT)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SIT-UAT</text:p>
          </table:table-cell>
          <table:table-cell/>
          <table:table-cell office:value-type="string" calcext:value-type="string">
            <text:p>import failed<text:span text:style-name="T2"> [7]</text:span></text:p>
          </table:table-cell>
          <table:table-cell office:value-type="string" calcext:value-type="string">
            <text:p>import done in cron based process (user import)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1-03-2022 [FRI]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dmin/ConstituentNetwork</text:p>
          </table:table-cell>
          <table:table-cell/>
          <table:table-cell office:value-type="string" calcext:value-type="string">
            <text:p>1.Get cherrypicked from vijay anna’s uat code in platform and checked in postman for [<text:span text:style-name="T2">admin/constituentNetwork/me/searchConnections/alumni</text:span>]</text:p>
            <text:p>2.Additionally added programName,classof, companyname,studentype,status</text:p>
            <text:p>3.Finally build moved on platform and uat..</text:p>
            <text:p/>
          </table:table-cell>
          <table:table-cell/>
          <table:table-cell office:value-type="string" calcext:value-type="string">
            <text:p><text:a xlink:href="http://192.168.2.12/engage2serve/admin/merge_requests/2020" xlink:type="simple">http://192.168.2.12/engage2serve/admin/merge_requests/2020</text:a></text:p>
            <text:p>[uat]</text:p>
            <text:p/>
            <text:p><text:a xlink:href="http://192.168.2.12/engage2serve/admin/merge_requests/2019" xlink:type="simple">http://192.168.2.12/engage2serve/admin/merge_requests/2019</text:a></text:p>
            <text:p>[dev]</text:p>
          </table:table-cell>
          <table:table-cell table:number-columns-repeated="1017"/>
        </table:table-row>
        <table:table-row table:style-name="ro12">
          <table:table-cell table:number-columns-repeated="2"/>
          <table:table-cell office:value-type="string" calcext:value-type="string">
            <text:p>Lead-management-alumniInbox</text:p>
          </table:table-cell>
          <table:table-cell/>
          <table:table-cell office:value-type="string" calcext:value-type="string">
            <text:p>Added <text:span text:style-name="T2">alumniString</text:span> and <text:span text:style-name="T2">school</text:span> in model and mapper</text:p>
          </table:table-cell>
          <table:table-cell/>
          <table:table-cell office:value-type="string" calcext:value-type="string">
            <text:p><text:a xlink:href="http://192.168.2.12/engage2serve/lead-management/merge_requests/771" xlink:type="simple">http://192.168.2.12/engage2serve/lead-management/merge_requests/771</text:a></text:p>
            <text:p>[uat]</text:p>
            <text:p/>
            <text:p><text:a xlink:href="http://192.168.2.12/engage2serve/lead-management/merge_requests/770" xlink:type="simple">http://192.168.2.12/engage2serve/lead-management/merge_requests/770</text:a> [dev]</text:p>
            <text:p/>
          </table:table-cell>
          <table:table-cell table:number-columns-repeated="1017"/>
        </table:table-row>
        <table:table-row table:style-name="ro6">
          <table:table-cell office:value-type="string" calcext:value-type="string">
            <text:p>12-03-2022 [SAT]</text:p>
          </table:table-cell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to remove usert_type_id in query </text:p>
          </table:table-cell>
          <table:table-cell/>
          <table:table-cell office:value-type="string" calcext:value-type="string">
            <text:p> </text:p>
            <text:p>Fixed school filter in audience page, with raveesh  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14-03-2022 [MON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cron based service – <text:span text:style-name="T2">user_import</text:span></text:p>
          </table:table-cell>
          <table:table-cell/>
          <table:table-cell office:value-type="string" calcext:value-type="string">
            <text:p><text:span text:style-name="T1">changed selectedType in</text:span> attribute_config column  at <text:span text:style-name="T2">form_attributes</text:span></text:p>
          </table:table-cell>
          <table:table-cell table:number-columns-repeated="2"/>
          <table:table-cell office:value-type="string" calcext:value-type="string">
            <text:p>form_attributes, import_validation bulk_user_upload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15-03-2022 [TUE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1.admin/constituentNetwork/myconnection</text:p>
            <text:p><text:span text:style-name="T1">2.admin/constituentNetwork/me/connection</text:span></text:p>
          </table:table-cell>
          <table:table-cell/>
          <table:table-cell office:value-type="string" calcext:value-type="string">
            <text:p>applied filter method for cluster, classof,program and name in add connections for student portal</text:p>
          </table:table-cell>
          <table:table-cell/>
          <table:table-cell office:value-type="string" calcext:value-type="string">
            <text:p><text:a xlink:href="http://192.168.2.12/engage2serve/admin/merge_requests/2033" xlink:type="simple">http://192.168.2.12/engage2serve/admin/merge_requests/2033</text:a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6-03-2022 [WED]</text:p>
          </table:table-cell>
          <table:table-cell table:number-columns-repeated="3"/>
          <table:table-cell office:value-type="string" calcext:value-type="string">
            <text:p>1.Doing sit filter work with vijay anna  for  <text:span text:style-name="T2">myconnection</text:span> tab , totally changed in return type, get value’s group concat concept </text:p>
            <text:p>2.PushEmailNotification concept code analysied and <text:span text:style-name="T2">form</text:span>_<text:span text:style-name="T2">unixtime</text:span> concept in sql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17-03-2022 [THUR]</text:p>
          </table:table-cell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1.Sending email code analysized , pushqueue</text:p>
            <text:p>2.changed studiosity to Studiosity in sunderland uat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18-03-2022 [FRI]</text:p>
          </table:table-cell>
          <table:table-cell office:value-type="string" calcext:value-type="string">
            <text:p>TASK</text:p>
          </table:table-cell>
          <table:table-cell table:number-columns-repeated="2"/>
          <table:table-cell office:value-type="string" calcext:value-type="string">
            <text:p>1. PushEmailNotification concept code analysied</text:p>
            <text:p>2. My connection – in request tab, get values wants based on requestUserId not on userId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21-03-2022 [MON]</text:p>
          </table:table-cell>
          <table:table-cell table:number-columns-repeated="2"/>
          <table:table-cell office:value-type="string" calcext:value-type="string">
            <text:p><text:span text:style-name="T2">2.mp3</text:span>-Enum in communities-Filetype </text:p>
          </table:table-cell>
          <table:table-cell office:value-type="string" calcext:value-type="string">
            <text:p>1. Written email process queue service in admin as <text:span text:style-name="T2">employerDeadlineReminder </text:span></text:p>
            <text:p><text:span text:style-name="T29">2. added mp3  in ‘values’ and ‘answers’ coloumn of </text:span><text:span text:style-name="T2">ticket_configuration</text:span><text:span text:style-name="T29">  table</text:span>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22-03-2022 [TUE]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uton</text:p>
          </table:table-cell>
          <table:table-cell/>
          <table:table-cell office:value-type="string" calcext:value-type="string">
            <text:p>Written <text:span text:style-name="T2">view</text:span> for <text:span text:style-name="T2">dynamic report from </text:span><text:span text:style-name="T29">app_master, app_user_personal_information, app_declaration and app_custom_fields</text:span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23-03-2022 [WED]</text:p>
          </table:table-cell>
          <table:table-cell office:value-type="string" calcext:value-type="string">
            <text:p>old task</text:p>
          </table:table-cell>
          <table:table-cell office:value-type="string" calcext:value-type="string">
            <text:p><text:span text:style-name="T2">appointmentgetinfo</text:span> platform-uat</text:p>
          </table:table-cell>
          <table:table-cell/>
          <table:table-cell office:value-type="string" calcext:value-type="string">
            <text:p>http://192.168.2.12/engage2serve/calendar/merge_requests/1561 <text:s text:c="3"/>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24-03-2022 [THUR]</text:p>
          </table:table-cell>
          <table:table-cell office:value-type="string" calcext:value-type="string">
            <text:p>Cardiff</text:p>
          </table:table-cell>
          <table:table-cell/>
          <table:table-cell office:value-type="string" calcext:value-type="string">
            <text:p><text:span text:style-name="T18">Active service 5</text:span><text:span text:style-name="T19"> is not shown in calendar Service list </text:span><text:span text:style-name="T20">[8</text:span><text:span text:style-name="T2">]</text:span></text:p>
          </table:table-cell>
          <table:table-cell office:value-type="string" calcext:value-type="string">
            <text:p><text:span text:style-name="T2">service_member_name</text:span> taken from community_user_profiles 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25-03-2022 [FRI]</text:p>
          </table:table-cell>
          <table:table-cell table:number-columns-repeated="2"/>
          <table:table-cell office:value-type="string" calcext:value-type="string">
            <text:p>Apostraphy (‘) additionally added in student_id in ticket_information report</text:p>
          </table:table-cell>
          <table:table-cell table:number-columns-repeated="3"/>
          <table:table-cell office:value-type="string" calcext:value-type="string">
            <text:p>bi_view,</text:p>
            <text:p>bi_analytics, </text:p>
            <text:p>bi_report_detail</text:p>
          </table:table-cell>
          <table:table-cell table:number-columns-repeated="1016"/>
        </table:table-row>
        <table:table-row table:style-name="ro14">
          <table:table-cell office:value-type="string" calcext:value-type="string">
            <text:p>26-03-2022 [SAT]</text:p>
          </table:table-cell>
          <table:table-cell table:number-columns-repeated="3"/>
          <table:table-cell office:value-type="string" calcext:value-type="string">
            <text:p>seen tables for client, productTypes, modules etc. <text:s/>[Tables: tenant_products, product_modules,]</text:p>
          </table:table-cell>
          <table:table-cell table:number-columns-repeated="2"/>
          <table:table-cell office:value-type="string" calcext:value-type="string">
            <text:p>tenant_products,  product_modules</text:p>
            <text:p>module_permissions</text:p>
            <text:p>permission_sets</text:p>
            <text:p/>
            <text:p>Authentication.subscription_modules;</text:p>
            <text:p>authentication.subscriptions; Authentication.subscription_modules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28-03-2022 [MON]</text:p>
          </table:table-cell>
          <table:table-cell office:value-type="string" calcext:value-type="string">
            <text:p>Sunderland -LIVE</text:p>
          </table:table-cell>
          <table:table-cell/>
          <table:table-cell office:value-type="string" calcext:value-type="string">
            <text:p><text:span text:style-name="T21"> Home and Student Recruitment </text:span>Department name change<text:span text:style-name="T2"> [9]</text:span></text:p>
          </table:table-cell>
          <table:table-cell office:value-type="string" calcext:value-type="string">
            <text:p>To remove ‘and’ in <text:span text:style-name="T2">department</text:span> </text:p>
            <text:p>Checked by IT department in dev db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<text:span text:style-name="T2">gif</text:span> and <text:span text:style-name="T2">png</text:span> file formats not supported when creating polls</text:p>
          </table:table-cell>
          <table:table-cell office:value-type="string" calcext:value-type="string">
            <text:p>analysized communities and surveys code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created <text:span text:style-name="T2">poll’s</text:span> description not came in response json </text:p>
          </table:table-cell>
          <table:table-cell table:number-columns-repeated="3"/>
          <table:table-cell office:value-type="string" calcext:value-type="string">
            <text:p>category_master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29-03-2022 [TUE]</text:p>
          </table:table-cell>
          <table:table-cell office:value-type="string" calcext:value-type="string">
            <text:p>Sunderland -UAT</text:p>
          </table:table-cell>
          <table:table-cell/>
          <table:table-cell office:value-type="string" calcext:value-type="string">
            <text:p>need to show staffName when  <text:span text:style-name="T2">addTask</text:span> in tickets without user </text:p>
          </table:table-cell>
          <table:table-cell office:value-type="string" calcext:value-type="string">
            <text:p>1.staffName not assigned in response , staffname came from<text:span text:style-name="T2"> vw_user_all_tickets</text:span></text:p>
            <text:p/>
            <text:p><text:span text:style-name="T30">2. staffName userId, staffId is null in payload</text:span></text:p>
          </table:table-cell>
          <table:table-cell table:number-columns-repeated="2"/>
          <table:table-cell office:value-type="string" calcext:value-type="string">
            <text:p>track_notes</text:p>
            <text:p>ticket_email_history</text:p>
            <text:p>user_tasks</text:p>
            <text:p>task_notes</text:p>
            <text:p>Tickets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30-03-2022 [WED]</text:p>
          </table:table-cell>
          <table:table-cell office:value-type="string" calcext:value-type="string">
            <text:p>Sunderland -LIVE</text:p>
          </table:table-cell>
          <table:table-cell/>
          <table:table-cell office:value-type="string" calcext:value-type="string">
            <text:p>Email received 2 times when export report <text:span text:style-name="T2">[10]</text:span></text:p>
          </table:table-cell>
          <table:table-cell table:number-columns-repeated="3"/>
          <table:table-cell office:value-type="string" calcext:value-type="string">
            <text:p>ntfn_service_defn , ntfn_service_config ,</text:p>
            <text:p>vw_ntfn_service_defn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31-03-2022 [THUR]</text:p>
          </table:table-cell>
          <table:table-cell office:value-type="string" calcext:value-type="string">
            <text:p>Sunderland -UAT</text:p>
          </table:table-cell>
          <table:table-cell office:value-type="string" calcext:value-type="string">
            <text:p><text:span text:style-name="T2">Dynamic report</text:span> – analytics/views/details/export/{reportId}</text:p>
          </table:table-cell>
          <table:table-cell office:value-type="string" calcext:value-type="string">
            <text:p>Email received 2 times when export report</text:p>
          </table:table-cell>
          <table:table-cell office:value-type="string" calcext:value-type="string">
            <text:p>smr in uat</text:p>
          </table:table-cell>
          <table:table-cell/>
          <table:table-cell office:value-type="string" calcext:value-type="string">
            <text:p><text:a xlink:href="http://192.168.2.12/engage2serve/dynamic-report/merge_requests/406" xlink:type="simple">http://192.168.2.12/engage2serve/dynamic-report/merge_requests/406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Sunderland </text:p>
          </table:table-cell>
          <table:table-cell table:style-name="ce20" office:value-type="string" calcext:value-type="string">
            <text:p><text:span text:style-name="T2">retain</text:span>/auditLogs/exportCaseLog </text:p>
          </table:table-cell>
          <table:table-cell office:value-type="string" calcext:value-type="string">
            <text:p>Email received 2 times when export <text:span text:style-name="T2">caseLog</text:span></text:p>
          </table:table-cell>
          <table:table-cell office:value-type="string" calcext:value-type="string">
            <text:p>smr in uat</text:p>
          </table:table-cell>
          <table:table-cell/>
          <table:table-cell office:value-type="string" calcext:value-type="string">
            <text:p><text:a xlink:href="http://192.168.2.12/engage2serve/retain-tickets/merge_requests/1975" xlink:type="simple">http://192.168.2.12/engage2serve/retain-tickets/merge_requests/1975</text:a></text:p>
          </table:table-cell>
          <table:table-cell table:number-columns-repeated="1017"/>
        </table:table-row>
        <table:table-row table:style-name="ro13">
          <table:table-cell/>
          <table:table-cell office:value-type="string" calcext:value-type="string">
            <text:p>FRANKLIN-UAT</text:p>
          </table:table-cell>
          <table:table-cell table:style-name="ce21" office:value-type="string" calcext:value-type="string">
            <text:p><text:span text:style-name="T2">arm</text:span>/gradingUnitProgramStartDate/startDateDetail/{programId}/{unitId}/{userId}</text:p>
          </table:table-cell>
          <table:table-cell office:value-type="string" calcext:value-type="string">
            <text:p>Written Startdate , endDate logic</text:p>
          </table:table-cell>
          <table:table-cell table:number-columns-repeated="2"/>
          <table:table-cell office:value-type="string" calcext:value-type="string">
            <text:p><text:a xlink:href="http://192.168.2.12/engage2serve/arm/merge_requests/3686" xlink:type="simple">http://192.168.2.12/engage2serve/arm/merge_requests/3686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1-04-2022 [FRI]</text:p>
          </table:table-cell>
          <table:table-cell office:value-type="string" calcext:value-type="string">
            <text:p>FRANKLIN-UAT</text:p>
          </table:table-cell>
          <table:table-cell office:value-type="string" calcext:value-type="string">
            <text:p>New service written – arm- <text:span text:style-name="T3">GradingUserProgramStatus</text:span></text:p>
          </table:table-cell>
          <table:table-cell/>
          <table:table-cell office:value-type="string" calcext:value-type="string">
            <text:p>Post method get 404 error</text:p>
          </table:table-cell>
          <table:table-cell table:number-columns-repeated="2"/>
          <table:table-cell office:value-type="string" calcext:value-type="string">
            <text:p>grading_user_program_status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02-04-2022 [SAT]</text:p>
          </table:table-cell>
          <table:table-cell office:value-type="string" calcext:value-type="string">
            <text:p>FRANKLIN-UAT</text:p>
          </table:table-cell>
          <table:table-cell table:style-name="ce9" office:value-type="string" calcext:value-type="string">
            <text:p>arm/gradingUserProgramsStatus</text:p>
          </table:table-cell>
          <table:table-cell/>
          <table:table-cell office:value-type="string" calcext:value-type="string">
            <text:p><text:span text:style-name="T12">SMR and merged in </text:span><text:span text:style-name="T13">dev</text:span><text:span text:style-name="T14"> </text:span></text:p>
          </table:table-cell>
          <table:table-cell/>
          <table:table-cell office:value-type="string" calcext:value-type="string">
            <text:p><text:a xlink:href="http://192.168.2.12/engage2serve/arm/merge_requests/3694" xlink:type="simple">http://192.168.2.12/engage2serve/arm/merge_requests/3694</text:a> </text:p>
            <text:p/>
            <text:p><text:a xlink:href="http://192.168.2.12/engage2serve/arm/merge_requests/3690" xlink:type="simple">http://192.168.2.12/engage2serve/arm/merge_requests/3690</text:a></text:p>
          </table:table-cell>
          <table:table-cell office:value-type="string" calcext:value-type="string">
            <text:p>1.students</text:p>
            <text:p>2.<text:span text:style-name="T7">att_ancillary_course_mapping</text:span>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8" office:value-type="string" calcext:value-type="string">
            <text:p><text:span text:style-name="T4"> arm- </text:span><text:span text:style-name="T5">GradingUserProgramStatus</text:span></text:p>
          </table:table-cell>
          <table:table-cell/>
          <table:table-cell office:value-type="string" calcext:value-type="string">
            <text:p>Updated service  and SMR in   <text:span text:style-name="T2">uat</text:span></text:p>
          </table:table-cell>
          <table:table-cell/>
          <table:table-cell office:value-type="string" calcext:value-type="string">
            <text:p><text:a xlink:href="http://192.168.2.12/engage2serve/arm/merge_requests/3695" xlink:type="simple">http://192.168.2.12/engage2serve/arm/merge_requests/3695</text:a>  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4-04-2022 [MON]</text:p>
          </table:table-cell>
          <table:table-cell/>
          <table:table-cell table:style-name="ce18" office:value-type="string" calcext:value-type="string">
            <text:p>retain/tickets</text:p>
          </table:table-cell>
          <table:table-cell/>
          <table:table-cell office:value-type="string" calcext:value-type="string">
            <text:p>Written execute query for log as <text:span text:style-name="T3">email_harvesting_account_log</text:span></text:p>
          </table:table-cell>
          <table:table-cell/>
          <table:table-cell office:value-type="string" calcext:value-type="string">
            <text:p><text:a xlink:href="http://192.168.2.12/engage2serve/retain-tickets/merge_requests/1976" xlink:type="simple">http://192.168.2.12/engage2serve/retain-tickets/merge_requests/1976</text:a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FRANKLIN-UAT</text:p>
          </table:table-cell>
          <table:table-cell table:style-name="ce11" office:value-type="string" calcext:value-type="string">
            <text:p><text:span text:style-name="T4"> arm- </text:span><text:span text:style-name="T5">GradingUserProgramStatus</text:span></text:p>
          </table:table-cell>
          <table:table-cell/>
          <table:table-cell office:value-type="string" calcext:value-type="string">
            <text:p>'Leaver’ spelling change to ‘<text:span text:style-name="T2">leaver</text:span>’ </text:p>
          </table:table-cell>
          <table:table-cell/>
          <table:table-cell office:value-type="string" calcext:value-type="string">
            <text:p><text:a xlink:href="http://192.168.2.12/engage2serve/arm/merge_requests/3696" xlink:type="simple">http://192.168.2.12/engage2serve/arm/merge_requests/3696</text:a>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Sunderland -LIV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categoryName shows <text:span text:style-name="T2">‘General  Test Category II’</text:span> instead of <text:span text:style-name="T2">covid</text:span> info</text:p>
          </table:table-cell>
          <table:table-cell office:value-type="string" calcext:value-type="string">
            <text:p>It shows namePath , but need to show name column 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05-04-2022 [TUE]</text:p>
          </table:table-cell>
          <table:table-cell office:value-type="string" calcext:value-type="string">
            <text:p>FRANKLIN-UAT</text:p>
          </table:table-cell>
          <table:table-cell table:style-name="ce8" office:value-type="string" calcext:value-type="string">
            <text:p><text:span text:style-name="T4"> arm- </text:span><text:span text:style-name="T5">GradingUserProgramStatus</text:span></text:p>
          </table:table-cell>
          <table:table-cell/>
          <table:table-cell office:value-type="string" calcext:value-type="string">
            <text:p>updated in findById – findBy masterlookup LookupName keyword in <text:span text:style-name="T2">uat</text:span></text:p>
          </table:table-cell>
          <table:table-cell/>
          <table:table-cell office:value-type="string" calcext:value-type="string">
            <text:p><text:a xlink:href="http://192.168.2.12/engage2serve/arm/merge_requests/3701" xlink:type="simple">http://192.168.2.12/engage2serve/arm/merge_requests/3701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Franklin-uat work pushed in <text:span text:style-name="T2">dev</text:span></text:p>
          </table:table-cell>
          <table:table-cell/>
          <table:table-cell office:value-type="string" calcext:value-type="string">
            <text:p><text:a xlink:href="http://192.168.2.12/engage2serve/arm/merge_requests/3700" xlink:type="simple">http://192.168.2.12/engage2serve/arm/merge_requests/3700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FRANKLIN-UAT</text:p>
          </table:table-cell>
          <table:table-cell table:style-name="ce8" office:value-type="string" calcext:value-type="string">
            <text:p><text:span text:style-name="T4"> arm- </text:span><text:span text:style-name="T5">GradingUserProgramStatus</text:span></text:p>
          </table:table-cell>
          <table:table-cell office:value-type="string" calcext:value-type="string">
            <text:p>Get 500</text:p>
          </table:table-cell>
          <table:table-cell office:value-type="string" calcext:value-type="string">
            <text:p>Get 500 because of mapper issue fixed in uat</text:p>
          </table:table-cell>
          <table:table-cell/>
          <table:table-cell office:value-type="string" calcext:value-type="string">
            <text:p><text:a xlink:href="http://192.168.2.12/engage2serve/arm/merge_requests/3702" xlink:type="simple">http://192.168.2.12/engage2serve/arm/merge_requests/3702</text:a></text:p>
          </table:table-cell>
          <table:table-cell table:number-columns-repeated="1017"/>
        </table:table-row>
        <table:table-row table:style-name="ro16">
          <table:table-cell/>
          <table:table-cell office:value-type="string" calcext:value-type="string">
            <text:p>Edgehill-LIVE</text:p>
          </table:table-cell>
          <table:table-cell office:value-type="string" calcext:value-type="string">
            <text:p>calendars</text:p>
          </table:table-cell>
          <table:table-cell office:value-type="string" calcext:value-type="string">
            <text:p>Email not sent when event created</text:p>
          </table:table-cell>
          <table:table-cell office:value-type="string" calcext:value-type="string">
            <text:p>changed authtoken.UserId to userId – userId taken from <text:span text:style-name="T3">calendar_invitees</text:span><text:span text:style-name="T31"> group_concat – pushed in uat</text:span></text:p>
            <text:p/>
            <text:p><text:span text:style-name="T32">ntfn_service_config</text:span><text:span text:style-name="T33"> – for </text:span><text:span text:style-name="T34">create</text:span><text:span text:style-name="T33"> new action email</text:span></text:p>
            <text:p><text:span text:style-name="T35">vw_ntfn_service_defn – to check recipients,tokens $$</text:span></text:p>
          </table:table-cell>
          <table:table-cell/>
          <table:table-cell office:value-type="string" calcext:value-type="string">
            <text:p><text:a xlink:href="http://192.168.2.12/engage2serve/calendar/merge_requests/1621" xlink:type="simple">http://192.168.2.12/engage2serve/calendar/merge_requests/1621</text:a></text:p>
          </table:table-cell>
          <table:table-cell office:value-type="string" calcext:value-type="string">
            <text:p>ntfns_log</text:p>
            <text:p>ntfn_service_config</text:p>
            <text:p>ntfn_service_defn</text:p>
            <text:p>vw_ntfn_service_defn</text:p>
            <text:p>manage_queue</text:p>
            <text:p>service_defn</text:p>
          </table:table-cell>
          <table:table-cell table:number-columns-repeated="1016"/>
        </table:table-row>
        <table:table-row table:style-name="ro11">
          <table:table-cell/>
          <table:table-cell office:value-type="string" calcext:value-type="string">
            <text:p>FRANKLIN-UAT</text:p>
          </table:table-cell>
          <table:table-cell table:style-name="ce8" office:value-type="string" calcext:value-type="string">
            <text:p><text:span text:style-name="T4"> arm- </text:span><text:span text:style-name="T5">GradingUserProgramStatus</text:span></text:p>
          </table:table-cell>
          <table:table-cell/>
          <table:table-cell office:value-type="string" calcext:value-type="string">
            <text:p>column name changed from leave_reason to <text:span text:style-name="T2">prog_status</text:span> in <text:span text:style-name="T36">validateLeaverCount </text:span><text:span text:style-name="T37">field</text:span></text:p>
          </table:table-cell>
          <table:table-cell/>
          <table:table-cell office:value-type="string" calcext:value-type="string">
            <text:p><text:a xlink:href="http://192.168.2.12/engage2serve/arm/merge_requests/3703" xlink:type="simple">http://192.168.2.12/engage2serve/arm/merge_requests/3703</text:a>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SMR in <text:span text:style-name="T2">platform-prod-uk for email_log</text:span> from raveesh system becz of more commits in mine</text:p>
          </table:table-cell>
          <table:table-cell/>
          <table:table-cell office:value-type="string" calcext:value-type="string">
            <text:p><text:a xlink:href="http://192.168.2.12/engage2serve/retain-tickets/merge_requests/1981" xlink:type="simple">http://192.168.2.12/engage2serve/retain-tickets/merge_requests/1981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6-04-2022 [WED]</text:p>
          </table:table-cell>
          <table:table-cell office:value-type="string" calcext:value-type="string">
            <text:p>FRANKLIN-UAT</text:p>
          </table:table-cell>
          <table:table-cell table:style-name="ce8" office:value-type="string" calcext:value-type="string">
            <text:p><text:span text:style-name="T4"> arm- </text:span><text:span text:style-name="T5">GradingUserProgramStatus</text:span></text:p>
          </table:table-cell>
          <table:table-cell/>
          <table:table-cell office:value-type="string" calcext:value-type="string">
            <text:p>replaced join to <text:span text:style-name="T2">left join</text:span> in getfindByIds method’s query</text:p>
          </table:table-cell>
          <table:table-cell/>
          <table:table-cell office:value-type="string" calcext:value-type="string">
            <text:p><text:a xlink:href="http://192.168.2.12/engage2serve/arm/merge_requests/3705" xlink:type="simple">http://192.168.2.12/engage2serve/arm/merge_requests/3705</text:a></text:p>
          </table:table-cell>
          <table:table-cell table:number-columns-repeated="1017"/>
        </table:table-row>
        <table:table-row table:style-name="ro15">
          <table:table-cell/>
          <table:table-cell office:value-type="string" calcext:value-type="string">
            <text:p>Sunderland <text:s/>-live</text:p>
          </table:table-cell>
          <table:table-cell office:value-type="string" calcext:value-type="string">
            <text:p>analytics/reports/2</text:p>
          </table:table-cell>
          <table:table-cell/>
          <table:table-cell office:value-type="string" calcext:value-type="string">
            <text:p>The Ticket Information report has 100s of students listed as Student Type 'Student', but in the ticket they are 'old student'. <text:s/>Please see spreadsheet providing examples.</text:p>
          </table:table-cell>
          <table:table-cell table:number-columns-repeated="2"/>
          <table:table-cell table:style-name="ce20" office:value-type="string" calcext:value-type="string">
            <text:p>vw_user_all_tickets – studentType taken </text:p>
            <text:p/>
            <text:p>vw_rpt_ticket_information – report vie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7-04-2022 [THUR]</text:p>
          </table:table-cell>
          <table:table-cell office:value-type="string" calcext:value-type="string">
            <text:p>Edgehill-LIVE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manage_queue – to find template mapping iss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8-04-2022 [FRI]</text:p>
          </table:table-cell>
          <table:table-cell office:value-type="string" calcext:value-type="string">
            <text:p>Edgehill-LIVE</text:p>
          </table:table-cell>
          <table:table-cell office:value-type="string" calcext:value-type="string">
            <text:p>calendars</text:p>
          </table:table-cell>
          <table:table-cell/>
          <table:table-cell office:value-type="string" calcext:value-type="string">
            <text:p>event email issue - <text:s/>pushed in live [platform-prod-uk]</text:p>
          </table:table-cell>
          <table:table-cell/>
          <table:table-cell office:value-type="string" calcext:value-type="string">
            <text:p><text:a xlink:href="http://192.168.2.12/engage2serve/calendar/merge_requests/1622" xlink:type="simple">http://192.168.2.12/engage2serve/calendar/merge_requests/1622</text:a></text:p>
          </table:table-cell>
          <table:table-cell table:number-columns-repeated="1017"/>
        </table:table-row>
        <table:table-row table:style-name="ro15">
          <table:table-cell/>
          <table:table-cell office:value-type="string" calcext:value-type="string">
            <text:p>Luton -uat and live</text:p>
          </table:table-cell>
          <table:table-cell/>
          <table:table-cell office:value-type="string" calcext:value-type="string">
            <text:p>In staff – Alphabatic order name searching not working – it returns first name’s last letter instant of first name’s first letter</text:p>
          </table:table-cell>
          <table:table-cell office:value-type="string" calcext:value-type="string">
            <text:p>1.count –unknown column for deactive_flag, deactive_date and community_user_profile in query</text:p>
            <text:p>2. generateParamWhereCla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-04-2022 [MON]</text:p>
          </table:table-cell>
          <table:table-cell/>
          <table:table-cell office:value-type="string" calcext:value-type="string">
            <text:p>PUT – surveys/responses/{id}</text:p>
          </table:table-cell>
          <table:table-cell/>
          <table:table-cell office:value-type="string" calcext:value-type="string">
            <text:p>Changed return type</text:p>
          </table:table-cell>
          <table:table-cell/>
          <table:table-cell office:value-type="string" calcext:value-type="string">
            <text:p><text:a xlink:href="http://192.168.2.12/engage2serve/surveys/merge_requests/217" xlink:type="simple">http://192.168.2.12/engage2serve/surveys/merge_requests/217</text:a></text:p>
          </table:table-cell>
          <table:table-cell table:number-columns-repeated="1017"/>
        </table:table-row>
        <table:table-row table:style-name="ro9">
          <table:table-cell/>
          <table:table-cell office:value-type="string" calcext:value-type="string">
            <text:p>Luton -uat </text:p>
          </table:table-cell>
          <table:table-cell table:number-columns-repeated="2"/>
          <table:table-cell office:value-type="string" calcext:value-type="string">
            <text:p>changed whereParamClause to <text:span text:style-name="T2">generateWhereClause</text:span> , return type and comment params field in findAll and count method</text:p>
          </table:table-cell>
          <table:table-cell/>
          <table:table-cell office:value-type="string" calcext:value-type="string">
            <text:p><text:a xlink:href="http://192.168.2.12/engage2serve/admin/merge_requests/2071" xlink:type="simple">http://192.168.2.12/engage2serve/admin/merge_requests/2071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uton -live</text:p>
          </table:table-cell>
          <table:table-cell table:number-columns-repeated="2"/>
          <table:table-cell office:value-type="string" calcext:value-type="string">
            <text:p>SMR in pf-production-sg</text:p>
          </table:table-cell>
          <table:table-cell/>
          <table:table-cell office:value-type="string" calcext:value-type="string">
            <text:p><text:a xlink:href="http://192.168.2.12/engage2serve/admin/merge_requests/2073" xlink:type="simple">http://192.168.2.12/engage2serve/admin/merge_requests/2073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/>
          <table:table-cell office:value-type="string" calcext:value-type="string">
            <text:p>single logic written for null values </text:p>
          </table:table-cell>
          <table:table-cell/>
          <table:table-cell office:value-type="string" calcext:value-type="string">
            <text:p><text:a xlink:href="http://192.168.2.12/engage2serve/content/merge_requests/406" xlink:type="simple">http://192.168.2.12/engage2serve/content/merge_requests/406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12-04-2022 [TUE]</text:p>
          </table:table-cell>
          <table:table-cell/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copy and paste --- from platform-prod-us to platform-uat in <text:span text:style-name="T3">processDripCampaignJob</text:span><text:span text:style-name="T31"> method</text:span></text:p>
          </table:table-cell>
          <table:table-cell/>
          <table:table-cell office:value-type="string" calcext:value-type="string">
            <text:p><text:a xlink:href="http://192.168.2.12/engage2serve/queue/merge_requests/1443" xlink:type="simple">http://192.168.2.12/engage2serve/queue/merge_requests/1443</text:a></text:p>
          </table:table-cell>
          <table:table-cell table:number-columns-repeated="1017"/>
        </table:table-row>
        <table:table-row table:style-name="ro9">
          <table:table-cell/>
          <table:table-cell table:style-name="ce4"/>
          <table:table-cell office:value-type="string" calcext:value-type="string">
            <text:p>admin/teamMaster</text:p>
          </table:table-cell>
          <table:table-cell office:value-type="string" calcext:value-type="string">
            <text:p>Need to show particular teams in ticket and case transfer</text:p>
          </table:table-cell>
          <table:table-cell office:value-type="string" calcext:value-type="string">
            <text:p><text:span text:style-name="T1">1.added ‘source’ column in team_master </text:span></text:p>
            <text:p><text:span text:style-name="T1">2.need to pass source=ticket or case in frontend</text:span></text:p>
            <text:p><text:span text:style-name="T1">3.Tested in dev by postman , it works</text:span></text:p>
          </table:table-cell>
          <table:table-cell table:number-columns-repeated="2"/>
          <table:table-cell office:value-type="string" calcext:value-type="string">
            <text:p>team_master;</text:p>
            <text:p>departments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13-04-2022 [WED]</text:p>
          </table:table-cell>
          <table:table-cell office:value-type="string" calcext:value-type="string">
            <text:p>FRANKLIN</text:p>
          </table:table-cell>
          <table:table-cell table:style-name="ce20" office:value-type="string" calcext:value-type="string">
            <text:p><text:span text:style-name="T6">admin/studentAddDetail/processAppCandidate</text:span>/{orgId}</text:p>
          </table:table-cell>
          <table:table-cell/>
          <table:table-cell office:value-type="string" calcext:value-type="string">
            <text:p>insert student based on successCoach – SMR in platform-prod-us</text:p>
          </table:table-cell>
          <table:table-cell/>
          <table:table-cell office:value-type="string" calcext:value-type="string">
            <text:p><text:a xlink:href="http://192.168.2.12/engage2serve/admin/merge_requests/2074" xlink:type="simple">http://192.168.2.12/engage2serve/admin/merge_requests/2074</text:a>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communities/<text:span text:style-name="T7">menteeregistration</text:span></text:p>
          </table:table-cell>
          <table:table-cell office:value-type="string" calcext:value-type="string">
            <text:p>Email not received </text:p>
          </table:table-cell>
          <table:table-cell office:value-type="string" calcext:value-type="string">
            <text:p>Email received for sitEmailId with 3 actions- alumniAccountActivation, alumniAcknowledgment, mentee_regiester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-04-2022 [FRI]</text:p>
          </table:table-cell>
          <table:table-cell office:value-type="string" calcext:value-type="string">
            <text:p>SIT-UAT</text:p>
          </table:table-cell>
          <table:table-cell table:style-name="ce14" office:value-type="string" calcext:value-type="string">
            <text:p>admin/audience/userRecords?</text:p>
          </table:table-cell>
          <table:table-cell/>
          <table:table-cell office:value-type="string" calcext:value-type="string">
            <text:p>Added apostroy for attributeValue</text:p>
          </table:table-cell>
          <table:table-cell/>
          <table:table-cell office:value-type="string" calcext:value-type="string">
            <text:p><text:a xlink:href="http://192.168.2.12/engage2serve/admin/merge_requests/2076" xlink:type="simple">http://192.168.2.12/engage2serve/admin/merge_requests/2076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calendars/15648/cancelled/markInvitee</text:p>
          </table:table-cell>
          <table:table-cell/>
          <table:table-cell office:value-type="string" calcext:value-type="string">
            <text:p>cancelled appointment description logic change</text:p>
          </table:table-cell>
          <table:table-cell/>
          <table:table-cell office:value-type="string" calcext:value-type="string">
            <text:p><text:a xlink:href="http://192.168.2.12/engage2serve/calendar/merge_requests/1626" xlink:type="simple">http://192.168.2.12/engage2serve/calendar/merge_requests/1626</text:a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userType null logic written </text:p>
          </table:table-cell>
          <table:table-cell/>
          <table:table-cell office:value-type="string" calcext:value-type="string">
            <text:p><text:a xlink:href="http://192.168.2.12/engage2serve/admin/merge_requests/2079" xlink:type="simple">http://192.168.2.12/engage2serve/admin/merge_requests/2079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-04-2022 [MON]</text:p>
          </table:table-cell>
          <table:table-cell/>
          <table:table-cell office:value-type="string" calcext:value-type="string">
            <text:p>admin/teamMaster</text:p>
          </table:table-cell>
          <table:table-cell/>
          <table:table-cell office:value-type="string" calcext:value-type="string">
            <text:p>source column added for team filter</text:p>
          </table:table-cell>
          <table:table-cell/>
          <table:table-cell office:value-type="string" calcext:value-type="string">
            <text:p><text:a xlink:href="http://192.168.2.12/engage2serve/admin/merge_requests/2083" xlink:type="simple">http://192.168.2.12/engage2serve/admin/merge_requests/2083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19-04-2022 [TUE]</text:p>
          </table:table-cell>
          <table:table-cell office:value-type="string" calcext:value-type="string">
            <text:p>FRANKLIN</text:p>
          </table:table-cell>
          <table:table-cell table:style-name="ce4" office:value-type="string" calcext:value-type="string">
            <text:p>admin/studentAddDetail/processAppCandidate/{orgId}</text:p>
          </table:table-cell>
          <table:table-cell/>
          <table:table-cell office:value-type="string" calcext:value-type="string">
            <text:p>Updated – removed <text:s text:c="2"/>coachLogId null <text:s/>condition in wednesday pushed code</text:p>
          </table:table-cell>
          <table:table-cell/>
          <table:table-cell office:value-type="string" calcext:value-type="string">
            <text:p><text:span text:style-name="T75"><text:a xlink:href="http://192.168.2.12/engage2serve/admin/merge_requests/2074" xlink:type="simple">http://192.168.2.12/engage2serve/admin/merge_requests/2074</text:a>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written view as <text:span text:style-name="T2">vw_rpt_event_api_information </text:span><text:span text:style-name="T29">in dev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3">
          <table:table-cell office:value-type="string" calcext:value-type="string">
            <text:p>20-04-2022 [WED]</text:p>
          </table:table-cell>
          <table:table-cell office:value-type="string" calcext:value-type="string">
            <text:p>SIT-UAT</text:p>
          </table:table-cell>
          <table:table-cell table:style-name="ce25" office:value-type="string" calcext:value-type="string">
            <text:p><text:span text:style-name="T8">communities/mentorMenteeProgramRelationDump/</text:span><text:span text:style-name="T9">{programId}{mentorId}/{menteeId}</text:span></text:p>
          </table:table-cell>
          <table:table-cell office:value-type="string" calcext:value-type="string">
            <text:p>Email not received for mentor, when mentor assigned </text:p>
          </table:table-cell>
          <table:table-cell office:value-type="string" calcext:value-type="string">
            <text:p>Assigned mentorId in <text:span text:style-name="T2">program_recipients</text:span> in execute query with configuration</text:p>
          </table:table-cell>
          <table:table-cell/>
          <table:table-cell office:value-type="string" calcext:value-type="string">
            <text:p><text:a xlink:href="http://192.168.2.12/engage2serve/communities/merge_requests/735" xlink:type="simple">http://192.168.2.12/engage2serve/communities/merge_requests/735</text:a></text:p>
          </table:table-cell>
          <table:table-cell office:value-type="string" calcext:value-type="string">
            <text:p>program_recipients vw_mentoring_program_complete_details</text:p>
            <text:p>community_mentor_relationshi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uton</text:p>
          </table:table-cell>
          <table:table-cell table:number-columns-repeated="2"/>
          <table:table-cell office:value-type="string" calcext:value-type="string">
            <text:p>successfully spelling change – ‘c’ added</text:p>
          </table:table-cell>
          <table:table-cell/>
          <table:table-cell office:value-type="string" calcext:value-type="string">
            <text:p><text:a xlink:href="http://192.168.2.12/engage2serve/arm/merge_requests/3721" xlink:type="simple">http://192.168.2.12/engage2serve/arm/merge_requests/3721</text:a></text:p>
          </table:table-cell>
          <table:table-cell table:number-columns-repeated="1017"/>
        </table:table-row>
        <table:table-row table:style-name="ro15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admin/audience/audienceStatistics</text:p>
          </table:table-cell>
          <table:table-cell office:value-type="string" calcext:value-type="string">
            <text:p>When add recipients while create campaign – added receipient count mistakes</text:p>
          </table:table-cell>
          <table:table-cell office:value-type="string" calcext:value-type="string">
            <text:p><text:span text:style-name="T4">Missed configuration added in uat db – </text:span><text:span text:style-name="T5">alumniSITConfig</text:span></text:p>
            <text:p><text:span text:style-name="T38">Personal details -- alumni_edu_details</text:span></text:p>
          </table:table-cell>
          <table:table-cell table:number-columns-repeated="2"/>
          <table:table-cell office:value-type="string" calcext:value-type="string">
            <text:p>PersonaQuery – vw_alumni_data</text:p>
            <text:p>GroupQuery – vw_alumni_audience_invitees</text:p>
            <text:p><text:span text:style-name="T4">personal_overall_details -</text:span><text:span text:style-name="T5">alumni_edu_details</text:span>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22-04-2022 [FRI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<text:span text:style-name="T10">communities/mentorMenteeProgramRelationDump/</text:span><text:span text:style-name="T11">{programId}{mentorId}/{menteeId}</text:span></text:p>
          </table:table-cell>
          <table:table-cell office:value-type="string" calcext:value-type="string">
            <text:p>mail received as mentee name in Assigned mentorName</text:p>
          </table:table-cell>
          <table:table-cell office:value-type="string" calcext:value-type="string">
            <text:p>Inter changed menteeId, mentorId <text:s/>and added relation_type </text:p>
          </table:table-cell>
          <table:table-cell/>
          <table:table-cell office:value-type="string" calcext:value-type="string">
            <text:p><text:span text:style-name="T75"><text:a xlink:href="http://192.168.2.12/engage2serve/communities/merge_requests/736" xlink:type="simple">http://192.168.2.12/engage2serve/communities/merge_requests/736</text:a></text:span>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FRANKLIN</text:p>
          </table:table-cell>
          <table:table-cell table:number-columns-repeated="2"/>
          <table:table-cell office:value-type="string" calcext:value-type="string">
            <text:p>Leaver concept copy pasted in franklin live- <text:span text:style-name="T2">platform-prod-us</text:span>- from uat </text:p>
          </table:table-cell>
          <table:table-cell/>
          <table:table-cell office:value-type="string" calcext:value-type="string">
            <text:p><text:a xlink:href="http://192.168.2.12/engage2serve/arm/merge_requests/3726" xlink:type="simple">http://192.168.2.12/engage2serve/arm/merge_requests/3726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SIT-UAT</text:p>
          </table:table-cell>
          <table:table-cell/>
          <table:table-cell office:value-type="string" calcext:value-type="string">
            <text:p><text:span text:style-name="T12">vw_rpt_biw_</text:span><text:span text:style-name="T13">mentor</text:span><text:span text:style-name="T14">_registration_form</text:span></text:p>
          </table:table-cell>
          <table:table-cell office:value-type="string" calcext:value-type="string">
            <text:p>created vie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3-04-2022 [SAT]</text:p>
          </table:table-cell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Interchanged name AssignedUserName token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5-04-2022 [MON]</text:p>
          </table:table-cell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Created vw for <text:span text:style-name="T2">mentee_Registration 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Seen preferred mentor datas</text:p>
          </table:table-cell>
          <table:table-cell/>
          <table:table-cell office:value-type="string" calcext:value-type="string">
            <text:p>mentee registrati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6-04-2022 [TUE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<text:span text:style-name="T12">vw_rpt_biw_</text:span><text:span text:style-name="T13">mentor</text:span><text:span text:style-name="T14">_registration_form</text:span></text:p>
            <text:p><text:span text:style-name="T12">vw_rpt_biw_</text:span><text:span text:style-name="T13">mentee</text:span><text:span text:style-name="T14">_registration_form</text:span></text:p>
          </table:table-cell>
          <table:table-cell office:value-type="string" calcext:value-type="string">
            <text:p>report view change</text:p>
          </table:table-cell>
          <table:table-cell office:value-type="string" calcext:value-type="string">
            <text:p>Changed 2 views – in groupBy userId to Id and classOf taken from masterlookup --- then finally shown recently registered mentor mentee details in report</text:p>
            <text:p/>
            <text:p>report’s column name list in –<text:span text:style-name="T2"> bi_report_detail</text:span></text:p>
          </table:table-cell>
          <table:table-cell table:number-columns-repeated="2"/>
          <table:table-cell office:value-type="string" calcext:value-type="string">
            <text:p><text:s/>bi_report_detail</text:p>
          </table:table-cell>
          <table:table-cell table:number-columns-repeated="1016"/>
        </table:table-row>
        <table:table-row table:style-name="ro11">
          <table:table-cell table:style-name="Default"/>
          <table:table-cell table:style-name="Default" office:value-type="string" calcext:value-type="string">
            <text:p>Franklin – live</text:p>
          </table:table-cell>
          <table:table-cell table:style-name="Default" table:number-columns-repeated="2"/>
          <table:table-cell table:style-name="Default" office:value-type="string" calcext:value-type="string">
            <text:p>Cherrypicked - set endDate based on hour/month  – </text:p>
            <text:p><text:span text:style-name="T16">For franklin live  - </text:span><text:span text:style-name="T17">platform-prod-us</text:span></text:p>
          </table:table-cell>
          <table:table-cell table:style-name="Default"/>
          <table:table-cell table:style-name="Default" office:value-type="string" calcext:value-type="string">
            <text:p><text:a xlink:href="http://192.168.2.12/engage2serve/arm/merge_requests/3730" xlink:type="simple">http://192.168.2.12/engage2serve/arm/merge_requests/3730</text:a></text:p>
          </table:table-cell>
          <table:table-cell table:style-name="Default" table:number-columns-repeated="1016"/>
          <table:table-cell/>
        </table:table-row>
        <table:table-row table:style-name="ro13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mentor mentee registration form view issues</text:p>
          </table:table-cell>
          <table:table-cell/>
          <table:table-cell office:value-type="string" calcext:value-type="string">
            <text:p>1.Updated mentor registration form in dev.</text:p>
            <text:p> <text:span text:style-name="T2">MuNWee5yg9i0cTQANmwwZY2EDCluZZTE</text:span> – form change – version</text:p>
            <text:p/>
          </table:table-cell>
          <table:table-cell table:number-columns-repeated="2"/>
          <table:table-cell office:value-type="string" calcext:value-type="string">
            <text:p>df_pages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26-04-2022 [WED]</text:p>
          </table:table-cell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Changed mentee registration form in dev dynamic report – in edit tab – changed email placeholder as personalEmail-- But its not working..</text:p>
          </table:table-cell>
          <table:table-cell table:number-columns-repeated="1019"/>
        </table:table-row>
        <table:table-row table:style-name="ro11">
          <table:table-cell/>
          <table:table-cell office:value-type="string" calcext:value-type="string">
            <text:p>Franklin – liv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Added bind dao in ARMModule – pushed in platform-prod-us , it join with existing commit(enddate logic)</text:p>
          </table:table-cell>
          <table:table-cell/>
          <table:table-cell office:value-type="string" calcext:value-type="string">
            <text:p><text:span text:style-name="T75"><text:a xlink:href="http://192.168.2.12/engage2serve/arm/merge_requests/3730" xlink:type="simple">http://192.168.2.12/engage2serve/arm/merge_requests/3730</text:a></text:span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2-05-2022 [MON]</text:p>
          </table:table-cell>
          <table:table-cell office:value-type="string" calcext:value-type="string">
            <text:p>SIT-UAT</text:p>
          </table:table-cell>
          <table:table-cell table:number-columns-repeated="2"/>
          <table:table-cell office:value-type="string" calcext:value-type="string">
            <text:p>Added preferredName field in communities/mentorRegistration (uat)</text:p>
          </table:table-cell>
          <table:table-cell/>
          <table:table-cell office:value-type="string" calcext:value-type="string">
            <text:p><text:a xlink:href="http://192.168.2.12/engage2serve/communities/merge_requests/740" xlink:type="simple">http://192.168.2.12/engage2serve/communities/merge_requests/740</text:a></text:p>
          </table:table-cell>
          <table:table-cell table:number-columns-repeated="1017"/>
        </table:table-row>
        <table:table-row table:style-name="ro6">
          <table:table-cell table:number-columns-repeated="4"/>
          <table:table-cell office:value-type="string" calcext:value-type="string">
            <text:p>Added preferredName field in communities/mentorRegistration (dev)</text:p>
          </table:table-cell>
          <table:table-cell/>
          <table:table-cell office:value-type="string" calcext:value-type="string">
            <text:p><text:a xlink:href="http://192.168.2.12/engage2serve/communities/merge_requests/741" xlink:type="simple">http://192.168.2.12/engage2serve/communities/merge_requests/741</text:a>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03-05-2022 [TUE]</text:p>
          </table:table-cell>
          <table:table-cell/>
          <table:table-cell office:value-type="string" calcext:value-type="string">
            <text:p>admin/audience/userRecords</text:p>
            <text:p/>
            <text:p>marketing/dripCampaign/updateCampaign/1</text:p>
          </table:table-cell>
          <table:table-cell/>
          <table:table-cell office:value-type="string" calcext:value-type="string">
            <text:p><text:span text:style-name="T2">attributeNames</text:span> field added in AudienceDetails pojo in admin and marketing  (dev and platform-prod-us)</text:p>
          </table:table-cell>
          <table:table-cell/>
          <table:table-cell office:value-type="string" calcext:value-type="string">
            <text:p>http://192.168.2.12/engage2serve/admin/merge_requests/2097</text:p>
            <text:p>http://192.168.2.12/engage2serve/admin/merge_requests/2098</text:p>
            <text:p>http://192.168.2.12/engage2serve/marketing/merge_requests/143</text:p>
            <text:p><text:a xlink:href="http://192.168.2.12/engage2serve/marketing/merge_requests/144" xlink:type="simple">http://192.168.2.12/engage2serve/marketing/merge_requests/144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3-05-2022 [TUE]</text:p>
          </table:table-cell>
          <table:table-cell table:number-columns-repeated="3"/>
          <table:table-cell office:value-type="string" calcext:value-type="string">
            <text:p><text:span text:style-name="T39">attributeNames</text:span><text:span text:style-name="T40"> field added in AudienceDetails pojo in admin and marketing  (uat)</text:span></text:p>
          </table:table-cell>
          <table:table-cell/>
          <table:table-cell office:value-type="string" calcext:value-type="string">
            <text:p><text:a xlink:href="http://192.168.2.12/engage2serve/admin/merge_requests/2099" xlink:type="simple">http://192.168.2.12/engage2serve/admin/merge_requests/2099</text:a></text:p>
            <text:p><text:span text:style-name="T75"><text:a xlink:href="http://192.168.2.12/engage2serve/marketing/merge_requests/145" xlink:type="simple">http://192.168.2.12/engage2serve/marketing/merge_requests/145</text:a></text:span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192.168.2.12/engage2serve/alumni-management/merge_requests/786" xlink:type="simple">http://192.168.2.12/engage2serve/alumni-management/merge_requests/786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-05-2022 [THUR]</text:p>
          </table:table-cell>
          <table:table-cell office:value-type="string" calcext:value-type="string">
            <text:p>cbc-live</text:p>
          </table:table-cell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ushed to live <text:span text:style-name="T2">cbc</text:span> platform-prod-uk auth</text:p>
          </table:table-cell>
          <table:table-cell/>
          <table:table-cell office:value-type="string" calcext:value-type="string">
            <text:p><text:a xlink:href="http://192.168.2.12/engage2serve/auth/merge_requests/372" xlink:type="simple">http://192.168.2.12/engage2serve/auth/merge_requests/372</text:a>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bc-live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<text:span text:style-name="T12">pushed to live </text:span><text:span text:style-name="T13">cbc</text:span><text:span text:style-name="T14"> platform-prod-uk arm</text:span></text:p>
          </table:table-cell>
          <table:table-cell/>
          <table:table-cell office:value-type="string" calcext:value-type="string">
            <text:p><text:a xlink:href="http://192.168.2.12/engage2serve/arm/merge_requests/3752" xlink:type="simple">http://192.168.2.12/engage2serve/arm/merge_requests/375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-05-2022 [THUR]</text:p>
          </table:table-cell>
          <table:table-cell office:value-type="string" calcext:value-type="string">
            <text:p>edgehill,sunderland</text:p>
          </table:table-cell>
          <table:table-cell table:style-name="ce20" office:value-type="string" calcext:value-type="string">
            <text:p>retain/processTicket</text:p>
          </table:table-cell>
          <table:table-cell/>
          <table:table-cell office:value-type="string" calcext:value-type="string">
            <text:p>updated visible to student – smr in uat</text:p>
          </table:table-cell>
          <table:table-cell/>
          <table:table-cell office:value-type="string" calcext:value-type="string">
            <text:p><text:a xlink:href="http://192.168.2.12/engage2serve/retain-tickets/merge_requests/1999" xlink:type="simple">http://192.168.2.12/engage2serve/retain-tickets/merge_requests/1999</text:a>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23-05-2022 [MON]</text:p>
          </table:table-cell>
          <table:table-cell/>
          <table:table-cell office:value-type="string" calcext:value-type="string">
            <text:p>arm/enrolmentUnityPushLog/linkedInApi</text:p>
          </table:table-cell>
          <table:table-cell/>
          <table:table-cell office:value-type="string" calcext:value-type="string">
            <text:p>linkedIn Api – pushed in dev</text:p>
          </table:table-cell>
          <table:table-cell/>
          <table:table-cell office:value-type="string" calcext:value-type="string">
            <text:p><text:a xlink:href="http://192.168.2.12/engage2serve/arm/merge_requests/3760" xlink:type="simple">http://192.168.2.12/engage2serve/arm/merge_requests/3760</text:a></text:p>
          </table:table-cell>
          <table:table-cell office:value-type="string" calcext:value-type="string">
            <text:p>1.Created new table multifactor_login</text:p>
            <text:p>2. added 3 configs in description- <text:span text:style-name="T3">linkedInRedirectUri, linkedInClientId, linkedInClientSecret</text:span></text:p>
            <text:p/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4-05-2022 [TU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-05-2022 [WED]</text:p>
          </table:table-cell>
          <table:table-cell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pushed franklin live platform<text:span text:style-name="T41">-</text:span>prod-u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25-05-2022 [WED]</text:p>
          </table:table-cell>
          <table:table-cell/>
          <table:table-cell table:style-name="ce20" office:value-type="string" calcext:value-type="string">
            <text:p><text:span text:style-name="T1">Alumni-managment--</text:span></text:p>
            <text:p>Alumni/bulkUserDetails/bulkStageTransfer</text:p>
          </table:table-cell>
          <table:table-cell/>
          <table:table-cell office:value-type="string" calcext:value-type="string">
            <text:p>logic for alumni insert – alumni and bulkUser service with <text:span text:style-name="T2">htuUsers</text:span></text:p>
          </table:table-cell>
          <table:table-cell/>
          <table:table-cell office:value-type="string" calcext:value-type="string">
            <text:p><text:a xlink:href="http://192.168.2.12/engage2serve/alumni-management/merge_requests/799/diffs" xlink:type="simple">http://192.168.2.12/engage2serve/alumni-management/merge_requests/799/diffs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26-05-2022 [THUR]</text:p>
          </table:table-cell>
          <table:table-cell/>
          <table:table-cell office:value-type="string" calcext:value-type="string">
            <text:p><text:span text:style-name="T1">Arm</text:span></text:p>
            <text:p>GradingEvidence - <text:span text:style-name="T7">updateEvidenceDetail</text:span></text:p>
          </table:table-cell>
          <table:table-cell/>
          <table:table-cell office:value-type="string" calcext:value-type="string">
            <text:p>pushed in sysco live <text:span text:style-name="T2">platform-prod-uk</text:span></text:p>
          </table:table-cell>
          <table:table-cell/>
          <table:table-cell office:value-type="string" calcext:value-type="string">
            <text:p><text:a xlink:href="http://192.168.2.12/engage2serve/arm/merge_requests/3763" xlink:type="simple">http://192.168.2.12/engage2serve/arm/merge_requests/3763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30-05-2022 [MON]</text:p>
          </table:table-cell>
          <table:table-cell office:value-type="string" calcext:value-type="string">
            <text:p>Cardiff-uat</text:p>
          </table:table-cell>
          <table:table-cell office:value-type="string" calcext:value-type="string">
            <text:p><text:span text:style-name="T1">Queue</text:span></text:p>
            <text:p>NtfnService,NtfnSrvsUtils</text:p>
            <text:p/>
          </table:table-cell>
          <table:table-cell/>
          <table:table-cell office:value-type="string" calcext:value-type="string">
            <text:p>pushed from raveesh </text:p>
          </table:table-cell>
          <table:table-cell/>
          <table:table-cell office:value-type="string" calcext:value-type="string">
            <text:p><text:a xlink:href="http://192.168.2.12/engage2serve/queue/merge_requests/1466" xlink:type="simple">http://192.168.2.12/engage2serve/queue/merge_requests/1466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30-05-2022 [MON]</text:p>
          </table:table-cell>
          <table:table-cell/>
          <table:table-cell office:value-type="string" calcext:value-type="string">
            <text:p>arm -linkedinApi</text:p>
            <text:p/>
          </table:table-cell>
          <table:table-cell/>
          <table:table-cell office:value-type="string" calcext:value-type="string">
            <text:p>pushed in uat</text:p>
          </table:table-cell>
          <table:table-cell/>
          <table:table-cell office:value-type="string" calcext:value-type="string">
            <text:p><text:a xlink:href="http://192.168.2.12/engage2serve/arm/merge_requests/3767" xlink:type="simple">http://192.168.2.12/engage2serve/arm/merge_requests/3767</text:a></text:p>
          </table:table-cell>
          <table:table-cell office:value-type="string" calcext:value-type="string">
            <text:p><text:s/>sos_information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31-05-2022 [TUE]</text:p>
          </table:table-cell>
          <table:table-cell office:value-type="string" calcext:value-type="string">
            <text:p>hti-uat</text:p>
          </table:table-cell>
          <table:table-cell office:value-type="string" calcext:value-type="string">
            <text:p>arm -linkedinApi</text:p>
          </table:table-cell>
          <table:table-cell/>
          <table:table-cell office:value-type="string" calcext:value-type="string">
            <text:p>PushedIn dev and uat Updated – get emailAddress and compare with existing users.. multifactor_login Table name changed to <text:span text:style-name="T2">sso_information</text:span></text:p>
          </table:table-cell>
          <table:table-cell/>
          <table:table-cell office:value-type="string" calcext:value-type="string">
            <text:p><text:a xlink:href="http://192.168.2.12/engage2serve/arm/merge_requests/3771" xlink:type="simple">http://192.168.2.12/engage2serve/arm/merge_requests/3771</text:a></text:p>
            <text:p/>
            <text:p><text:a xlink:href="http://192.168.2.12/engage2serve/arm/merge_requests/3772" xlink:type="simple">http://192.168.2.12/engage2serve/arm/merge_requests/3772</text:a></text:p>
          </table:table-cell>
          <table:table-cell table:style-name="ce16" office:value-type="string" calcext:value-type="string">
            <text:p>sso_informati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31-05-2022 [TUE]</text:p>
          </table:table-cell>
          <table:table-cell office:value-type="string" calcext:value-type="string">
            <text:p>uow</text:p>
          </table:table-cell>
          <table:table-cell table:number-columns-repeated="2"/>
          <table:table-cell office:value-type="string" calcext:value-type="string">
            <text:p>1. added configuration in <text:span text:style-name="T2">queue</text:span> for get uuid</text:p>
            <text:p>2. get c.uuid in query in calendarInviteedao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01-06-2022 [WED]</text:p>
          </table:table-cell>
          <table:table-cell office:value-type="string" calcext:value-type="string">
            <text:p>uow</text:p>
          </table:table-cell>
          <table:table-cell table:style-name="ce4" office:value-type="string" calcext:value-type="string">
            <text:p>calendars/{calendarSlotId}/emaildetails <text:s text:c="2"/></text:p>
          </table:table-cell>
          <table:table-cell office:value-type="string" calcext:value-type="string">
            <text:p>url in email, when appointment create, is not working</text:p>
          </table:table-cell>
          <table:table-cell office:value-type="string" calcext:value-type="string">
            <text:p>1.queue-   added uuid in url with configuration <text:span text:style-name="T3">uowAppointmentUrl</text:span></text:p>
            <text:p><text:span text:style-name="T42">2.calendar – added </text:span><text:span text:style-name="T43">uuid</text:span><text:span text:style-name="T44"> in query IN calendarInviteeDAO IN  </text:span><text:span text:style-name="T45">getVwCalendarAttendeesQuery</text:span><text:span text:style-name="T44"> method</text:span></text:p>
          </table:table-cell>
          <table:table-cell/>
          <table:table-cell office:value-type="string" calcext:value-type="string">
            <text:p><text:a xlink:href="http://192.168.2.12/engage2serve/queue/merge_requests/1470" xlink:type="simple">http://192.168.2.12/engage2serve/queue/merge_requests/1470</text:a></text:p>
            <text:p/>
            <text:p>http://192.168.2.12/engage2serve/calendar/merge_requests/1644</text:p>
          </table:table-cell>
          <table:table-cell table:number-columns-repeated="1017"/>
        </table:table-row>
        <table:table-row table:style-name="ro17">
          <table:table-cell office:value-type="string" calcext:value-type="string">
            <text:p>02-06-2022 [THUR]</text:p>
            <text:p/>
            <text:p/>
            <text:p/>
            <text:p/>
            <text:p/>
            <text:p/>
          </table:table-cell>
          <table:table-cell office:value-type="string" calcext:value-type="string">
            <text:p>uow</text:p>
            <text:p/>
            <text:p/>
            <text:p/>
            <text:p/>
            <text:p><text:span text:style-name="T1">Sit</text:span></text:p>
            <text:p/>
            <text:p/>
            <text:p/>
            <text:p><text:span text:style-name="T1">Htu</text:span></text:p>
            <text:p/>
            <text:p><text:span text:style-name="T1">Franklin, htu</text:span></text:p>
          </table:table-cell>
          <table:table-cell table:style-name="ce4" office:value-type="string" calcext:value-type="string">
            <text:p>calendars/{calendarSlotId}/emaildetails</text:p>
            <text:p/>
            <text:p/>
            <text:p><text:span text:style-name="T1">chat/groupUser/deleteGroupByGroupId/{groupId}</text:span></text:p>
            <text:p/>
            <text:p/>
            <text:p><text:span text:style-name="T1">arm/enrolmentUnityPushLog/linkedInApi/{userId}/{mode}</text:span></text:p>
          </table:table-cell>
          <table:table-cell table:style-name="ce20"/>
          <table:table-cell office:value-type="string" calcext:value-type="string">
            <text:p>yesterday’s continuation Updated in query added uuid in else condition also</text:p>
            <text:p/>
            <text:p/>
            <text:p><text:span text:style-name="T46">chat – pushed in uat – written api – deleteUsers by groupId</text:span></text:p>
            <text:p/>
            <text:p><text:span text:style-name="T46">htu – linkedIn –pushed in uat - checked null values in response and email</text:span></text:p>
            <text:p/>
            <text:p><text:span text:style-name="T46">Table – tbl_group_chat_log added in franklin and htu</text:span></text:p>
          </table:table-cell>
          <table:table-cell/>
          <table:table-cell office:value-type="string" calcext:value-type="string">
            <text:p><text:a xlink:href="http://192.168.2.12/engage2serve/calendar/merge_requests/1645" xlink:type="simple">http://192.168.2.12/engage2serve/calendar/merge_requests/1645</text:a></text:p>
            <text:p/>
            <text:p><text:a xlink:href="http://192.168.2.12/engage2serve/chat/merge_requests/52" xlink:type="simple">http://192.168.2.12/engage2serve/chat/merge_requests/52</text:a></text:p>
            <text:p/>
            <text:p><text:a xlink:href="http://192.168.2.12/engage2serve/arm/merge_requests/3775" xlink:type="simple">http://192.168.2.12/engage2serve/arm/merge_requests/3775</text:a></text:p>
          </table:table-cell>
          <table:table-cell table:style-name="ce20" office:value-type="string" calcext:value-type="string">
            <text:p>tbl_group_chat_log </text:p>
          </table:table-cell>
          <table:table-cell table:number-columns-repeated="1016"/>
        </table:table-row>
        <table:table-row table:style-name="ro18">
          <table:table-cell office:value-type="string" calcext:value-type="string">
            <text:p>03-06-2022 [FRI]</text:p>
            <text:p/>
            <text:p/>
            <text:p/>
            <text:p/>
            <text:p/>
            <text:p/>
            <text:p/>
            <text:p/>
          </table:table-cell>
          <table:table-cell office:value-type="string" calcext:value-type="string">
            <text:p>Htu </text:p>
          </table:table-cell>
          <table:table-cell office:value-type="string" calcext:value-type="string">
            <text:p/>
            <text:p>retain/ticketNoteActionCategory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27" office:value-type="string" calcext:value-type="string">
            <text:p>ticketCategories not showing in create ticket page</text:p>
            <text:p/>
            <text:p/>
            <text:p>Getting 500 in create ticket page</text:p>
            <text:p/>
            <text:p/>
            <text:p/>
            <text:p><text:span text:style-name="T22">3. htu in student portal – my activites – my connections – add connection – only showing first name and last name, it need to show all datas</text:span></text:p>
          </table:table-cell>
          <table:table-cell table:style-name="ce27" office:value-type="string" calcext:value-type="string">
            <text:p><text:span text:style-name="T46">Working </text:span></text:p>
            <text:p/>
            <text:p/>
            <text:p/>
            <text:p><text:span text:style-name="T47">Added column type in</text:span><text:span text:style-name="T48"> </text:span><text:span text:style-name="T49">ticket_note_action_category </text:span><text:span text:style-name="T50">AND added type in </text:span><text:span text:style-name="T51">vw_ticket_note_action_category</text:span></text:p>
            <text:p/>
            <text:p/>
            <text:p/>
            <text:p/>
            <text:p/>
            <text:p/>
            <text:p/>
            <text:p><text:span text:style-name="T52">Changed to 1, in </text:span><text:span text:style-name="T53">form_attributes.enable_for_recommendation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06-06-2022 [MON]</text:p>
          </table:table-cell>
          <table:table-cell office:value-type="string" calcext:value-type="string">
            <text:p>Htu </text:p>
          </table:table-cell>
          <table:table-cell/>
          <table:table-cell table:style-name="ce27" office:value-type="string" calcext:value-type="string">
            <text:p>1. Attributes not showing in personas create page – payload need to change prospect to alumni and students</text:p>
          </table:table-cell>
          <table:table-cell table:style-name="ce28"/>
          <table:table-cell table:number-columns-repeated="1019"/>
        </table:table-row>
        <table:table-row table:style-name="ro19">
          <table:table-cell table:style-name="ce3" office:value-type="string" calcext:value-type="string">
            <text:p>07-06-2022 [TUE]</text:p>
            <text:p/>
            <text:p/>
            <text:p/>
            <text:p/>
            <text:p/>
          </table:table-cell>
          <table:table-cell table:style-name="ce7" office:value-type="string" calcext:value-type="string">
            <text:p>Htu </text:p>
          </table:table-cell>
          <table:table-cell table:style-name="ce7"/>
          <table:table-cell table:style-name="ce7" office:value-type="string" calcext:value-type="string">
            <text:p><text:span text:style-name="T23">1. </text:span><text:span text:style-name="T24">get 500 when create ticket</text:span><text:span text:style-name="T23">-- </text:span></text:p>
            <text:p/>
            <text:p/>
            <text:p/>
            <text:p/>
            <text:p/>
            <text:p/>
            <text:p><text:span text:style-name="T22">2. Need to show ‘’invitees’’ recipients in all  community service templates  -- </text:span></text:p>
          </table:table-cell>
          <table:table-cell table:style-name="ce27" office:value-type="string" calcext:value-type="string">
            <text:p>fixed by put all tables and views in htu from sunderland</text:p>
            <text:p/>
            <text:p/>
            <text:p/>
            <text:p/>
            <text:p/>
            <text:p><text:span text:style-name="T54">added in</text:span><text:span text:style-name="T55"> ntfn_service_config </text:span><text:span text:style-name="T56">recipients column – predefiend events in </text:span><text:span text:style-name="T55">communication events</text:span><text:span text:style-name="T56"> are action_name of ntfn_service_config</text:span></text:p>
            <text:p><text:span text:style-name="T57">2. When templates and recipients mapped, details are insert on </text:span><text:span text:style-name="T58">ntfn_service_defn</text:span></text:p>
          </table:table-cell>
          <table:table-cell table:style-name="ce7" table:number-columns-repeated="1018"/>
          <table:table-cell table:style-name="ce33"/>
        </table:table-row>
        <table:table-row table:style-name="ro20">
          <table:table-cell office:value-type="string" calcext:value-type="string">
            <text:p>09-06-2022 [THUR]</text:p>
            <text:p/>
            <text:p/>
            <text:p/>
            <text:p/>
          </table:table-cell>
          <table:table-cell office:value-type="string" calcext:value-type="string">
            <text:p>SIT-UAT</text:p>
            <text:p/>
            <text:p/>
            <text:p/>
            <text:p/>
            <text:p/>
            <text:p>Franklin </text:p>
          </table:table-cell>
          <table:table-cell/>
          <table:table-cell office:value-type="string" calcext:value-type="string">
            <text:p>Mentor registration form spelling changed in create mentor program page</text:p>
            <text:p/>
            <text:p/>
            <text:p>Written logic for cron work in arm grading –arm/gradingCompetence/reportSnapshot/{organizationId}</text:p>
            <text:p/>
          </table:table-cell>
          <table:table-cell table:number-columns-repeated="2"/>
          <table:table-cell office:value-type="string" calcext:value-type="string">
            <text:p/>
            <text:p/>
            <text:p/>
            <text:p/>
            <text:p/>
            <text:p/>
            <text:p/>
            <text:p/>
            <text:p>http://192.168.2.12/engage2serve/arm/merge_requests/3777</text:p>
          </table:table-cell>
          <table:table-cell table:number-columns-repeated="1017"/>
        </table:table-row>
        <table:table-row table:style-name="ro21">
          <table:table-cell office:value-type="string" calcext:value-type="string">
            <text:p>10-06-2022 [FRI]</text:p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office:value-type="string" calcext:value-type="string">
            <text:p>Htu </text:p>
            <text:p/>
            <text:p/>
            <text:p/>
            <text:p/>
            <text:p/>
            <text:p><text:span text:style-name="T1">Franklin </text:span></text:p>
            <text:p/>
            <text:p/>
            <text:p/>
            <text:p/>
            <text:p/>
            <text:p><text:span text:style-name="T1">Sunderland</text:span></text:p>
            <text:p/>
            <text:p/>
            <text:p/>
            <text:p/>
            <text:p/>
            <text:p><text:span text:style-name="T1">Franklin</text:span></text:p>
          </table:table-cell>
          <table:table-cell/>
          <table:table-cell office:value-type="string" calcext:value-type="string">
            <text:p>campusNews UniqueCount mistake</text:p>
            <text:p/>
            <text:p/>
            <text:p><text:span text:style-name="T12">Insert datas into </text:span><text:span text:style-name="T13">fst_main_data_report</text:span><text:span text:style-name="T14">  table from vw_bi_fst_main_data_report</text:span></text:p>
            <text:p/>
            <text:p/>
            <text:p/>
            <text:p/>
            <text:p/>
            <text:p>FormChange – to add some text in end of the forms</text:p>
            <text:p/>
            <text:p/>
            <text:p/>
            <text:p/>
            <text:p/>
            <text:p><text:span text:style-name="T12">Insert datas into </text:span><text:span text:style-name="T13">fst_main_data_report</text:span><text:span text:style-name="T14">  table from vw_bi_fst_main_data_report </text:span></text:p>
            <text:p/>
          </table:table-cell>
          <table:table-cell office:value-type="string" calcext:value-type="string">
            <text:p>smr- with configuration as <text:span text:style-name="T2">campusNewCount</text:span> in content-postService</text:p>
            <text:p/>
            <text:p/>
            <text:p/>
            <text:p>Drop comment changed to truncate and create table to insert into </text:p>
            <text:p/>
            <text:p/>
            <text:p/>
            <text:p/>
            <text:p>3rau69qqhnJaIO3k3SUTYWLPk6QhOr14 – 1.Online Student Wellbeing Referral Form (001)</text:p>
            <text:p>W6B7n0mHKG2n6wYnnnwxTvdb9_xNSrs8 -- 2.Student Wellbeing Referral (01)</text:p>
            <text:p>(3 forms are need to change first and third one are same forms)</text:p>
            <text:p/>
            <text:p/>
            <text:p/>
            <text:p/>
            <text:p><text:span text:style-name="T1">Drop comment is denied for user – so truncate comment changed to delete and create table to insert into </text:span></text:p>
            <text:p>(if we use truncate function in mysql, it shows drop comment is denied in error)</text:p>
          </table:table-cell>
          <table:table-cell/>
          <table:table-cell office:value-type="string" calcext:value-type="string">
            <text:p><text:a xlink:href="http://192.168.2.12/engage2serve/content/merge_requests/409" xlink:type="simple">http://192.168.2.12/engage2serve/content/merge_requests/409</text:a></text:p>
            <text:p/>
            <text:p/>
            <text:p/>
            <text:p><text:a xlink:href="http://192.168.2.12/engage2serve/arm/merge_requests/3779" xlink:type="simple">http://192.168.2.12/engage2serve/arm/merge_requests/3779</text:a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a xlink:href="http://192.168.2.12/engage2serve/arm/merge_requests/3780" xlink:type="simple">http://192.168.2.12/engage2serve/arm/merge_requests/378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-06-2022 [MON]</text:p>
          </table:table-cell>
          <table:table-cell office:value-type="string" calcext:value-type="string">
            <text:p>hti-uat</text:p>
          </table:table-cell>
          <table:table-cell table:number-columns-repeated="2"/>
          <table:table-cell office:value-type="string" calcext:value-type="string">
            <text:p>Accesstoken not generated in uat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14-06-2022 [TUE]</text:p>
          </table:table-cell>
          <table:table-cell office:value-type="string" calcext:value-type="string">
            <text:p>SIT-UAT</text:p>
          </table:table-cell>
          <table:table-cell/>
          <table:table-cell office:value-type="string" calcext:value-type="string">
            <text:p>survey</text:p>
          </table:table-cell>
          <table:table-cell office:value-type="string" calcext:value-type="string">
            <text:p>written logic in poll create service – set display order with little logic</text:p>
          </table:table-cell>
          <table:table-cell table:number-columns-repeated="1019"/>
        </table:table-row>
        <table:table-row table:style-name="ro22">
          <table:table-cell office:value-type="string" calcext:value-type="string">
            <text:p>15-06-2022 [WED]</text:p>
          </table:table-cell>
          <table:table-cell office:value-type="string" calcext:value-type="string">
            <text:p>Franklin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Sit</text:p>
          </table:table-cell>
          <table:table-cell/>
          <table:table-cell office:value-type="string" calcext:value-type="string">
            <text:p><text:span text:style-name="T12">Insert datas into </text:span><text:span text:style-name="T13">fst_main_data_report</text:span><text:span text:style-name="T14">  table from vw_bi_fst_main_data_report     Sit- profile pic not shown in chat users, </text:span></text:p>
            <text:p/>
            <text:p/>
            <text:p/>
            <text:p/>
            <text:p/>
            <text:p/>
            <text:p/>
            <text:p/>
          </table:table-cell>
          <table:table-cell office:value-type="string" calcext:value-type="string">
            <text:p>1.written execute query for table insertion fst_main_data_report</text:p>
            <text:p><text:span text:style-name="T1">2.added 2 tables and 2 rows -vw_bi_fst_main_data_report, vw_rti_ojt_tracker_details, emp_supervisor_mentor, fst_main_data_report</text:span></text:p>
            <text:p/>
            <text:p/>
            <text:p/>
            <text:p/>
            <text:p/>
            <text:p/>
            <text:p>1.Smr- set <text:span text:style-name="T2">questionCount</text:span> from displayOrder for poll clone create</text:p>
            <text:p/>
          </table:table-cell>
          <table:table-cell/>
          <table:table-cell office:value-type="string" calcext:value-type="string">
            <text:p><text:a xlink:href="http://192.168.2.12/engage2serve/arm/merge_requests/3783" xlink:type="simple">http://192.168.2.12/engage2serve/arm/merge_requests/3783</text:a></text:p>
            <text:p/>
            <text:p/>
            <text:p/>
            <text:p/>
            <text:p/>
            <text:p/>
            <text:p/>
            <text:p/>
            <text:p/>
            <text:p/>
            <text:p/>
            <text:p><text:a xlink:href="http://192.168.2.12/engage2serve/surveys/merge_requests/233" xlink:type="simple">http://192.168.2.12/engage2serve/surveys/merge_requests/233</text:a></text:p>
          </table:table-cell>
          <table:table-cell table:number-columns-repeated="1017"/>
        </table:table-row>
        <table:table-row table:style-name="ro23">
          <table:table-cell office:value-type="string" calcext:value-type="string">
            <text:p>17-06-2022 [FRI]</text:p>
          </table:table-cell>
          <table:table-cell office:value-type="string" calcext:value-type="string">
            <text:p>Franklin</text:p>
            <text:p/>
            <text:p/>
            <text:p/>
            <text:p/>
            <text:p/>
            <text:p/>
            <text:p/>
            <text:p>SIT</text:p>
          </table:table-cell>
          <table:table-cell office:value-type="string" calcext:value-type="string">
            <text:p>arm/gradingCompetence/reportSnapshot/{organizationId}</text:p>
            <text:p/>
            <text:p/>
            <text:p/>
            <text:p/>
            <text:p/>
            <text:p>Chat/groupUser/searchByChatUser</text:p>
          </table:table-cell>
          <table:table-cell office:value-type="string" calcext:value-type="string">
            <text:p>Insert datas into <text:span text:style-name="T2">fst_main_data_report</text:span>  table from vw_bi_fst_main_data_report </text:p>
            <text:p/>
            <text:p/>
            <text:p/>
            <text:p>Sit- profile pic not shown in chat users, </text:p>
          </table:table-cell>
          <table:table-cell office:value-type="string" calcext:value-type="string">
            <text:p>SMR- written logic for cron job- insert into table from view – (<text:span text:style-name="T2">reportSnapShot</text:span>) config</text:p>
            <text:p/>
            <text:p/>
            <text:p/>
            <text:p/>
            <text:p/>
            <text:p/>
            <text:p> query change in code- ADDED profile_pic_url column</text:p>
          </table:table-cell>
          <table:table-cell/>
          <table:table-cell office:value-type="string" calcext:value-type="string">
            <text:p><text:a xlink:href="http://192.168.2.12/engage2serve/arm/merge_requests/3786" xlink:type="simple">http://192.168.2.12/engage2serve/arm/merge_requests/3786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0-06-2022 [MON]</text:p>
          </table:table-cell>
          <table:table-cell/>
          <table:table-cell office:value-type="string" calcext:value-type="string">
            <text:p>Admin – formAttribute/registration</text:p>
          </table:table-cell>
          <table:table-cell/>
          <table:table-cell office:value-type="string" calcext:value-type="string">
            <text:p>done by thennarasu</text:p>
          </table:table-cell>
          <table:table-cell/>
          <table:table-cell office:value-type="string" calcext:value-type="string">
            <text:p><text:a xlink:href="http://192.168.2.12/engage2serve/admin/merge_requests/2120" xlink:type="simple">http://192.168.2.12/engage2serve/admin/merge_requests/2120</text:a></text:p>
          </table:table-cell>
          <table:table-cell table:number-columns-repeated="1017"/>
        </table:table-row>
        <table:table-row table:style-name="ro23">
          <table:table-cell office:value-type="string" calcext:value-type="string">
            <text:p>21-06-2022 [TUE]</text:p>
            <text:p/>
            <text:p/>
            <text:p/>
            <text:p/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chat</text:p>
            <text:p/>
            <text:p/>
            <text:p/>
            <text:p/>
            <text:p/>
            <text:p/>
            <text:p/>
            <text:p>Calendar</text:p>
          </table:table-cell>
          <table:table-cell office:value-type="string" calcext:value-type="string">
            <text:p>profile pic need to show in chat one-one and group</text:p>
            <text:p/>
            <text:p/>
            <text:p/>
            <text:p/>
            <text:p/>
            <text:p><text:span text:style-name="T1">SingleMail for bulkSession invited</text:span></text:p>
          </table:table-cell>
          <table:table-cell office:value-type="string" calcext:value-type="string">
            <text:p>1.profile_pic_url added in chatHistoryDAO – <text:span text:style-name="T59">findAll</text:span> query for one to one </text:p>
            <text:p><text:span text:style-name="T60">2.profile_pic_url added in chatHistoryDAO – </text:span><text:span text:style-name="T61">SearchByGroup</text:span><text:span text:style-name="T62"> query for groupchat</text:span></text:p>
            <text:p/>
            <text:p/>
            <text:p/>
            <text:p><text:span text:style-name="T16">Updated – calendar spelling and added if condition with config – </text:span><text:span text:style-name="T17">EventMutipleSessionUser1</text:span></text:p>
          </table:table-cell>
          <table:table-cell/>
          <table:table-cell office:value-type="string" calcext:value-type="string">
            <text:p><text:a xlink:href="http://192.168.2.12/engage2serve/chat/merge_requests/91/diffs" xlink:type="simple">http://192.168.2.12/engage2serve/chat/merge_requests/91/diffs</text:a></text:p>
            <text:p/>
            <text:p/>
            <text:p/>
            <text:p/>
            <text:p/>
            <text:p/>
            <text:p/>
            <text:p><text:a xlink:href="http://192.168.2.12/engage2serve/calendar/merge_requests/1690/diffs" xlink:type="simple">http://192.168.2.12/engage2serve/calendar/merge_requests/1690/diffs</text:a></text:p>
          </table:table-cell>
          <table:table-cell table:number-columns-repeated="1017"/>
        </table:table-row>
        <table:table-row table:style-name="ro24">
          <table:table-cell office:value-type="string" calcext:value-type="string">
            <text:p>22-06-2022 [WED]</text:p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office:value-type="string" calcext:value-type="string">
            <text:p>Edgehill-LIVE</text:p>
            <text:p/>
            <text:p/>
            <text:p/>
            <text:p/>
            <text:p/>
            <text:p/>
            <text:p>Frankline-live</text:p>
            <text:p/>
            <text:p/>
            <text:p/>
            <text:p/>
            <text:p/>
            <text:p>Sit-uat</text:p>
            <text:p/>
            <text:p/>
            <text:p/>
            <text:p/>
            <text:p/>
            <text:p/>
            <text:p/>
            <text:p><text:span text:style-name="T1">Sit-uat</text:span></text:p>
          </table:table-cell>
          <table:table-cell office:value-type="string" calcext:value-type="string">
            <text:p>admin</text:p>
            <text:p/>
            <text:p/>
            <text:p/>
            <text:p/>
            <text:p/>
            <text:p/>
            <text:p>Arm</text:p>
            <text:p/>
            <text:p/>
            <text:p/>
            <text:p/>
            <text:p/>
            <text:p>Queue, and calendar</text:p>
            <text:p/>
            <text:p/>
            <text:p/>
            <text:p/>
            <text:p/>
            <text:p/>
            <text:p/>
            <text:p><text:span text:style-name="T1">Queue, and calendar</text:span></text:p>
          </table:table-cell>
          <table:table-cell office:value-type="string" calcext:value-type="string">
            <text:p>Particular teams and departments to show</text:p>
            <text:p/>
            <text:p/>
            <text:p/>
            <text:p><text:span text:style-name="T12">Insert datas into </text:span><text:span text:style-name="T13">fst_main_data_report</text:span><text:span text:style-name="T14">  table from vw_bi_fst_main_data_report </text:span></text:p>
            <text:p/>
            <text:p/>
            <text:p/>
            <text:p/>
            <text:p/>
            <text:p><text:span text:style-name="T1">SingleMail for bulkSession invited</text:span></text:p>
            <text:p/>
            <text:p/>
            <text:p/>
            <text:p/>
            <text:p><text:span text:style-name="T1">profile pic need to show in chat one-one and group</text:span></text:p>
          </table:table-cell>
          <table:table-cell office:value-type="string" calcext:value-type="string">
            <text:p>source column added for team filter (fixed in uat) – pushed in edgehill-live platform-prod-uk</text:p>
            <text:p/>
            <text:p/>
            <text:p/>
            <text:p/>
            <text:p><text:span text:style-name="T63">ReportSnapShot –</text:span><text:span text:style-name="T14"> pushed in live  </text:span><text:span text:style-name="T13">platform-prod-us</text:span></text:p>
            <text:p/>
            <text:p/>
            <text:p/>
            <text:p/>
            <text:p/>
            <text:p/>
            <text:p/>
            <text:p><text:span text:style-name="T10">Added MULTIPLE_SESSION key in </text:span><text:span text:style-name="T64">getIgnoreCase</text:span></text:p>
            <text:p/>
            <text:p/>
            <text:p/>
            <text:p/>
            <text:p/>
            <text:p/>
            <text:p><text:span text:style-name="T65">Updated- set separate try catch for profilePicUrl  </text:span></text:p>
          </table:table-cell>
          <table:table-cell/>
          <table:table-cell office:value-type="string" calcext:value-type="string">
            <text:p><text:a xlink:href="http://192.168.2.12/engage2serve/admin/merge_requests/2122" xlink:type="simple">http://192.168.2.12/engage2serve/admin/merge_requests/2122</text:a></text:p>
            <text:p/>
            <text:p/>
            <text:p/>
            <text:p/>
            <text:p/>
            <text:p><text:a xlink:href="http://192.168.2.12/engage2serve/arm/merge_requests/3787" xlink:type="simple">http://192.168.2.12/engage2serve/arm/merge_requests/3787</text:a></text:p>
            <text:p/>
            <text:p/>
            <text:p/>
            <text:p/>
            <text:p/>
            <text:p><text:a xlink:href="http://192.168.2.12/engage2serve/queue/merge_requests/1493" xlink:type="simple">http://192.168.2.12/engage2serve/queue/merge_requests/1493</text:a></text:p>
            <text:p><text:a xlink:href="http://192.168.2.12/engage2serve/calendar/merge_requests/1694" xlink:type="simple">http://192.168.2.12/engage2serve/calendar/merge_requests/1694</text:a></text:p>
            <text:p><text:a xlink:href="http://192.168.2.12/engage2serve/queue/merge_requests/1494" xlink:type="simple">http://192.168.2.12/engage2serve/queue/merge_requests/1494</text:a></text:p>
            <text:p><text:a xlink:href="http://192.168.2.12/engage2serve/calendar/merge_requests/1695" xlink:type="simple">http://192.168.2.12/engage2serve/calendar/merge_requests/1695</text:a></text:p>
            <text:p/>
            <text:p/>
            <text:p/>
            <text:p/>
            <text:p/>
            <text:p><text:a xlink:href="http://192.168.2.12/engage2serve/chat/merge_requests/92" xlink:type="simple">http://192.168.2.12/engage2serve/chat/merge_requests/92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3-06-2022 [THUR]</text:p>
          </table:table-cell>
          <table:table-cell office:value-type="string" calcext:value-type="string">
            <text:p>hti-uat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Updated – executequery line changed , after accessToken used</text:p>
          </table:table-cell>
          <table:table-cell/>
          <table:table-cell office:value-type="string" calcext:value-type="string">
            <text:p><text:a xlink:href="http://192.168.2.12/engage2serve/arm/merge_requests/3788" xlink:type="simple">http://192.168.2.12/engage2serve/arm/merge_requests/3788</text:a></text:p>
          </table:table-cell>
          <table:table-cell table:number-columns-repeated="1017"/>
        </table:table-row>
        <table:table-row table:style-name="ro6">
          <table:table-cell/>
          <table:table-cell office:value-type="string" calcext:value-type="string">
            <text:p>SIT-U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viewchange</text:p>
          </table:table-cell>
          <table:table-cell office:value-type="string" calcext:value-type="string">
            <text:p>sit- View change - vw_student_data <text:s text:c="2"/>-- AND (`alumni`.`status` &lt;&gt; 'inactive')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24-06-2022 [FRI]</text:p>
          </table:table-cell>
          <table:table-cell office:value-type="string" calcext:value-type="string">
            <text:p>hti-uat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email not received , when create ticket</text:p>
          </table:table-cell>
          <table:table-cell office:value-type="string" calcext:value-type="string">
            <text:p>removed brackets in if condition</text:p>
          </table:table-cell>
          <table:table-cell/>
          <table:table-cell office:value-type="string" calcext:value-type="string">
            <text:p><text:a xlink:href="http://192.168.2.12/engage2serve/queue/merge_requests/1497" xlink:type="simple">http://192.168.2.12/engage2serve/queue/merge_requests/1497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4-06-2022 [FRI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calendars</text:p>
          </table:table-cell>
          <table:table-cell office:value-type="string" calcext:value-type="string">
            <text:p>venue, wants in email when create event</text:p>
          </table:table-cell>
          <table:table-cell office:value-type="string" calcext:value-type="string">
            <text:p>append html code in service</text:p>
          </table:table-cell>
          <table:table-cell/>
          <table:table-cell office:value-type="string" calcext:value-type="string">
            <text:p><text:a xlink:href="http://192.168.2.12/engage2serve/calendar/merge_requests/1696" xlink:type="simple">http://192.168.2.12/engage2serve/calendar/merge_requests/1696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25-06-2022 [SAT]</text:p>
          </table:table-cell>
          <table:table-cell office:value-type="string" calcext:value-type="string">
            <text:p>SYSCO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<text:span text:style-name="T2">academic_year_id</text:span> column added in – student_program_unit_mapping,grading_user_unit_stat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7-06-2022 [MON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Cherry-pick</text:p>
          </table:table-cell>
          <table:table-cell/>
          <table:table-cell office:value-type="string" calcext:value-type="string">
            <text:p>Chat – cherrypicked from uat to live <text:span text:style-name="T2">pf-production-sg</text:span></text:p>
          </table:table-cell>
          <table:table-cell/>
          <table:table-cell office:value-type="string" calcext:value-type="string">
            <text:p><text:a xlink:href="http://192.168.2.12/engage2serve/chat/merge_requests/93" xlink:type="simple">http://192.168.2.12/engage2serve/chat/merge_requests/93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28-06-2022 [TUE]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kedIn – accessToken issue</text:p>
          </table:table-cell>
          <table:table-cell office:value-type="string" calcext:value-type="string">
            <text:p>changed post body as null-- added 2 tables in sso_information_url,,sso_information_response</text:p>
          </table:table-cell>
          <table:table-cell/>
          <table:table-cell office:value-type="string" calcext:value-type="string">
            <text:p><text:a xlink:href="http://192.168.2.12/engage2serve/arm/merge_requests/3795" xlink:type="simple">http://192.168.2.12/engage2serve/arm/merge_requests/3795</text:a></text:p>
          </table:table-cell>
          <table:table-cell office:value-type="string" calcext:value-type="string">
            <text:p>sso_information_response,, sso_information_url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28-06-2022 [TUE]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kedIn – accessToken issue</text:p>
          </table:table-cell>
          <table:table-cell office:value-type="string" calcext:value-type="string">
            <text:p>increased expiry time as 163 minutes</text:p>
          </table:table-cell>
          <table:table-cell/>
          <table:table-cell office:value-type="string" calcext:value-type="string">
            <text:p><text:a xlink:href="http://192.168.2.12/engage2serve/arm/merge_requests/3796" xlink:type="simple">http://192.168.2.12/engage2serve/arm/merge_requests/3796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29-06-2022 [WED]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<text:span text:style-name="T66">logic for – sit login in arm and auth with configuration - </text:span></text:p>
            <text:p><text:span text:style-name="T67">linkedInEmailValidation(not working in both sit and edgehill) so removed that logic</text:span></text:p>
          </table:table-cell>
          <table:table-cell/>
          <table:table-cell office:value-type="string" calcext:value-type="string">
            <text:p>http://192.168.2.12/engage2serve/auth/merge_requests/381</text:p>
            <text:p><text:a xlink:href="http://192.168.2.12/engage2serve/arm/merge_requests/3798" xlink:type="simple">http://192.168.2.12/engage2serve/arm/merge_requests/3798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30-06-2022 [THUR]</text:p>
          </table:table-cell>
          <table:table-cell office:value-type="string" calcext:value-type="string">
            <text:p>Edgehill-uat</text:p>
          </table:table-cell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get emailId from authentication.users table in ad_username column</text:p>
          </table:table-cell>
          <table:table-cell/>
          <table:table-cell office:value-type="string" calcext:value-type="string">
            <text:p><text:a xlink:href="http://192.168.2.12/engage2serve/arm/merge_requests/3802" xlink:type="simple">http://192.168.2.12/engage2serve/arm/merge_requests/3802</text:a></text:p>
          </table:table-cell>
          <table:table-cell office:value-type="string" calcext:value-type="string">
            <text:p>authentic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0-06-2022 [THUR]</text:p>
          </table:table-cell>
          <table:table-cell office:value-type="string" calcext:value-type="string">
            <text:p>Sysco - <text:s/>uat</text:p>
          </table:table-cell>
          <table:table-cell office:value-type="string" calcext:value-type="string">
            <text:p>dynamic report-</text:p>
          </table:table-cell>
          <table:table-cell/>
          <table:table-cell office:value-type="string" calcext:value-type="string">
            <text:p>added Grade column for excel sheet’s report datas</text:p>
          </table:table-cell>
          <table:table-cell/>
          <table:table-cell office:value-type="string" calcext:value-type="string">
            <text:p><text:a xlink:href="http://192.168.2.12/engage2serve/dynamic-report/merge_requests/423" xlink:type="simple">http://192.168.2.12/engage2serve/dynamic-report/merge_requests/423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07-2022 [FRI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chat</text:p>
          </table:table-cell>
          <table:table-cell/>
          <table:table-cell office:value-type="string" calcext:value-type="string">
            <text:p>groupId field added admin groupId mapper added</text:p>
          </table:table-cell>
          <table:table-cell/>
          <table:table-cell office:value-type="string" calcext:value-type="string">
            <text:p><text:a xlink:href="http://192.168.2.12/engage2serve/chat/merge_requests/98" xlink:type="simple">http://192.168.2.12/engage2serve/chat/merge_requests/98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-07-2022 [FRI]</text:p>
          </table:table-cell>
          <table:table-cell office:value-type="string" calcext:value-type="string">
            <text:p>Sysco - <text:s/>uat</text:p>
          </table:table-cell>
          <table:table-cell office:value-type="string" calcext:value-type="string">
            <text:p>dynamic report-</text:p>
          </table:table-cell>
          <table:table-cell/>
          <table:table-cell office:value-type="string" calcext:value-type="string">
            <text:p>Updated – grade column added in excel sheet</text:p>
          </table:table-cell>
          <table:table-cell/>
          <table:table-cell office:value-type="string" calcext:value-type="string">
            <text:p><text:a xlink:href="http://192.168.2.12/engage2serve/dynamic-report/merge_requests/424/diffs" xlink:type="simple">http://192.168.2.12/engage2serve/dynamic-report/merge_requests/424/diffs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2-07-2022 [SAT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<text:span text:style-name="T2">facebook</text:span> api like linkedIn</text:p>
          </table:table-cell>
          <table:table-cell table:style-name="ce20" office:value-type="string" calcext:value-type="string">
            <text:p>1. Configuration for sit – facebookEmailValidation </text:p>
            <text:p>2. 3 configuration for clientId, secretId</text:p>
            <text:p>3. Removed all sso tables except sso_information</text:p>
          </table:table-cell>
          <table:table-cell/>
          <table:table-cell office:value-type="string" calcext:value-type="string">
            <text:p><text:a xlink:href="http://192.168.2.12/engage2serve/arm/merge_requests/3806" xlink:type="simple">http://192.168.2.12/engage2serve/arm/merge_requests/3806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4-07-2022 [MON]</text:p>
          </table:table-cell>
          <table:table-cell/>
          <table:table-cell office:value-type="string" calcext:value-type="string">
            <text:p>ARM</text:p>
          </table:table-cell>
          <table:table-cell/>
          <table:table-cell table:style-name="ce7" office:value-type="string" calcext:value-type="string">
            <text:p>1.pushed facebookapi in platform.</text:p>
            <text:p>2.updated- added @Inject in AppAcademicWorkHistoryService.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04-07-2022 [MON]</text:p>
          </table:table-cell>
          <table:table-cell office:value-type="string" calcext:value-type="string">
            <text:p>hti-ua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efaulty – created ticket need to show with lock icon</text:p>
          </table:table-cell>
          <table:table-cell office:value-type="string" calcext:value-type="string">
            <text:p>replaced  with sunderland db in <text:span text:style-name="T2">vw_user_tickets</text:span></text:p>
          </table:table-cell>
          <table:table-cell table:number-columns-repeated="2"/>
          <table:table-cell table:style-name="ce16" office:value-type="string" calcext:value-type="string">
            <text:p>vw_user_ticket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5-07-2022 [TUE]</text:p>
          </table:table-cell>
          <table:table-cell office:value-type="string" calcext:value-type="string">
            <text:p>form</text:p>
          </table:table-cell>
          <table:table-cell table:number-columns-repeated="2"/>
          <table:table-cell office:value-type="string" calcext:value-type="string">
            <text:p>api registered - get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05-07-2022 [TUE]</text:p>
          </table:table-cell>
          <table:table-cell office:value-type="string" calcext:value-type="string">
            <text:p>form</text:p>
          </table:table-cell>
          <table:table-cell table:number-columns-repeated="2"/>
          <table:table-cell office:value-type="string" calcext:value-type="string">
            <text:p>api registry – update – is unable to json, so need to check in postman</text:p>
          </table:table-cell>
          <table:table-cell table:number-columns-repeated="1019"/>
        </table:table-row>
        <table:table-row table:style-name="ro13">
          <table:table-cell office:value-type="string" calcext:value-type="string">
            <text:p>06-07-2022 [WED]</text:p>
          </table:table-cell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created new form in dubai-mdx as Personal Information</text:p>
          </table:table-cell>
          <table:table-cell office:value-type="string" calcext:value-type="string">
            <text:p>1. need to align page numbers in next button </text:p>
            <text:p>2. need to add if condition</text:p>
            <text:p>3. api configuration</text:p>
            <text:p>4.api registry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06-07-2022 [THUR]</text:p>
          </table:table-cell>
          <table:table-cell office:value-type="string" calcext:value-type="string">
            <text:p>form</text:p>
          </table:table-cell>
          <table:table-cell table:number-columns-repeated="2"/>
          <table:table-cell office:value-type="string" calcext:value-type="string">
            <text:p>Created 9 - api registry --</text:p>
            <text:p>Dubai mdx- userprofile GET</text:p>
            <text:p>dubaimdx-profileinfo-POST</text:p>
            <text:p>dubaimdx-profileinfo-PUT</text:p>
            <text:p>Dubaimdx-Education-GET</text:p>
            <text:p>Dubaimdx-Education-update</text:p>
            <text:p>Dubaimdx-Education-POST</text:p>
            <text:p>dubaimdx-finance-post</text:p>
            <text:p>dubaimdx-finance-update</text:p>
            <text:p>Dubaimdx-finance-G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7-07-2022 [FRI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esponse not received</text:p>
          </table:table-cell>
          <table:table-cell office:value-type="string" calcext:value-type="string">
            <text:p>set dabase on execute query</text:p>
          </table:table-cell>
          <table:table-cell/>
          <table:table-cell office:value-type="string" calcext:value-type="string">
            <text:p><text:a xlink:href="http://192.168.2.12/engage2serve/arm/merge_requests/3855" xlink:type="simple">http://192.168.2.12/engage2serve/arm/merge_requests/3855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07-07-2022 [FRI]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<text:span text:style-name="T2">Update  Create Application</text:span>—termTelephone,mainPhone <text:span text:style-name="T2">keys</text:span> is not in update api</text:p>
          </table:table-cell>
          <table:table-cell office:value-type="string" calcext:value-type="string">
            <text:p>Changes:</text:p>
            <text:p><text:span text:style-name="T39">From</text:span><text:span text:style-name="T40"> termTelephoneNo – </text:span><text:span text:style-name="T17">to</text:span><text:span text:style-name="T40"> termTelephone</text:span></text:p>
            <text:p><text:span text:style-name="T39">From</text:span><text:span text:style-name="T40"> mainPhoneNo- </text:span><text:span text:style-name="T17">to</text:span><text:span text:style-name="T40"> mainPhone</text:span></text:p>
          </table:table-cell>
          <table:table-cell table:number-columns-repeated="2"/>
          <table:table-cell office:value-type="string" calcext:value-type="string">
            <text:p>df_api_registrations</text:p>
          </table:table-cell>
          <table:table-cell table:number-columns-repeated="1016"/>
        </table:table-row>
        <table:table-row table:style-name="ro15">
          <table:table-cell/>
          <table:table-cell office:value-type="string" calcext:value-type="string">
            <text:p>Cbc-uat</text:p>
          </table:table-cell>
          <table:table-cell office:value-type="string" calcext:value-type="string">
            <text:p>form change</text:p>
          </table:table-cell>
          <table:table-cell/>
          <table:table-cell office:value-type="string" calcext:value-type="string">
            <text:p>versionId change for :: form_id = 665</text:p>
            <text:p>old-- <text:span text:style-name="T2">EUT0e8b9vZG._K8c4zPtkX2tF7NhMg47</text:span></text:p>
            <text:p><text:span text:style-name="T2">New –IeBhSwPyxm4LJQP_Y_sgoR0d3GjUUyGy</text:span></text:p>
            <text:p><text:span text:style-name="T2">Tx2DLZ_ikApDiJdmZ1QN4WkL0T3pzkqr</text:span></text:p>
            <text:p><text:span text:style-name="T2">DykOni8SeGJfj3nYE_Gc99M8hUU6lFmJ</text:span></text:p>
          </table:table-cell>
          <table:table-cell table:number-columns-repeated="2"/>
          <table:table-cell office:value-type="string" calcext:value-type="string">
            <text:p>df_pages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12-07-2022 [TUE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calendars</text:p>
          </table:table-cell>
          <table:table-cell office:value-type="string" calcext:value-type="string">
            <text:p>link is not shown on student portal</text:p>
          </table:table-cell>
          <table:table-cell office:value-type="string" calcext:value-type="string">
            <text:p>set link in calendar_slot’s description column.. with config</text:p>
            <text:p><text:span text:style-name="T2">EversityEventLink (pf-production-sg)</text:span></text:p>
          </table:table-cell>
          <table:table-cell/>
          <table:table-cell office:value-type="string" calcext:value-type="string">
            <text:p><text:a xlink:href="http://192.168.2.12/engage2serve/calendar/merge_requests/1715" xlink:type="simple">http://192.168.2.12/engage2serve/calendar/merge_requests/1715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13-07-2022 [WED]</text:p>
          </table:table-cell>
          <table:table-cell office:value-type="string" calcext:value-type="string">
            <text:p>Cbc-uat</text:p>
          </table:table-cell>
          <table:table-cell office:value-type="string" calcext:value-type="string">
            <text:p>database</text:p>
          </table:table-cell>
          <table:table-cell/>
          <table:table-cell office:value-type="string" calcext:value-type="string">
            <text:p>VersionId of form_id=665; <text:span text:style-name="T2">c7nhUjgcT7drEuzo5jxRUNAtoRFc39i5</text:span>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13-07-2022 [WED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dynamic report </text:p>
          </table:table-cell>
          <table:table-cell office:value-type="string" calcext:value-type="string">
            <text:p>1. if datas are null, grade should place  after unit name</text:p>
            <text:p>2. merge cells on unit n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-07-2022 [THUR]</text:p>
          </table:table-cell>
          <table:table-cell office:value-type="string" calcext:value-type="string">
            <text:p>Cbc-ua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tle not bind on student’s portal form</text:p>
          </table:table-cell>
          <table:table-cell office:value-type="string" calcext:value-type="string">
            <text:p>written else if condition for non binded values [eg:5,6]</text:p>
          </table:table-cell>
          <table:table-cell/>
          <table:table-cell office:value-type="string" calcext:value-type="string">
            <text:p><text:a xlink:href="http://192.168.2.12/engage2serve/arm/merge_requests/3898" xlink:type="simple">http://192.168.2.12/engage2serve/arm/merge_requests/3898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13-07-2022 [THUR]</text:p>
          </table:table-cell>
          <table:table-cell office:value-type="string" calcext:value-type="string">
            <text:p>Cbc-uat</text:p>
          </table:table-cell>
          <table:table-cell office:value-type="string" calcext:value-type="string">
            <text:p>database- form</text:p>
          </table:table-cell>
          <table:table-cell/>
          <table:table-cell office:value-type="string" calcext:value-type="string">
            <text:p>Old VersionId of form_id=665 kP50EKFURMUY..ct8WvdTuuLd6v85UkL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13-07-2022 [THUR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dynamic report </text:p>
          </table:table-cell>
          <table:table-cell/>
          <table:table-cell office:value-type="string" calcext:value-type="string">
            <text:p>changed null to isEmpty for list is empty or not</text:p>
          </table:table-cell>
          <table:table-cell/>
          <table:table-cell office:value-type="string" calcext:value-type="string">
            <text:p><text:a xlink:href="http://192.168.2.12/engage2serve/dynamic-report/merge_requests/430" xlink:type="simple">http://192.168.2.12/engage2serve/dynamic-report/merge_requests/430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13-07-2022 [FRI]</text:p>
          </table:table-cell>
          <table:table-cell office:value-type="string" calcext:value-type="string">
            <text:p>Sysco-live</text:p>
          </table:table-cell>
          <table:table-cell office:value-type="string" calcext:value-type="string">
            <text:p>dynamic report </text:p>
          </table:table-cell>
          <table:table-cell office:value-type="string" calcext:value-type="string">
            <text:p>Cherry-pick – grade column added and merged cells</text:p>
          </table:table-cell>
          <table:table-cell office:value-type="string" calcext:value-type="string">
            <text:p>Platform-prod-uk</text:p>
          </table:table-cell>
          <table:table-cell/>
          <table:table-cell office:value-type="string" calcext:value-type="string">
            <text:p><text:a xlink:href="http://192.168.2.12/engage2serve/dynamic-report/merge_requests/431" xlink:type="simple">http://192.168.2.12/engage2serve/dynamic-report/merge_requests/431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13-07-2022 [FRI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email not received when virtual event create</text:p>
          </table:table-cell>
          <table:table-cell office:value-type="string" calcext:value-type="string">
            <text:p>added <text:span text:style-name="T68">attendee_invited_registration_virtual </text:span><text:span text:style-name="T29">action</text:span><text:span text:style-name="T69"> </text:span><text:span text:style-name="T29">in</text:span><text:span text:style-name="T2"> ntfn_service_config </text:span><text:span text:style-name="T29"> table</text:span></text:p>
          </table:table-cell>
          <table:table-cell/>
          <table:table-cell office:value-type="string" calcext:value-type="string">
            <text:p>authentication.tenant_instances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13-07-2022 [FRI]</text:p>
          </table:table-cell>
          <table:table-cell office:value-type="string" calcext:value-type="string">
            <text:p>Sit-uat </text:p>
          </table:table-cell>
          <table:table-cell table:style-name="ce34" office:value-type="string" calcext:value-type="string">
            <text:p>calendars/<text:span text:style-name="T15">{calendarSlotId}/emailGroupDetails</text:span></text:p>
          </table:table-cell>
          <table:table-cell office:value-type="string" calcext:value-type="string">
            <text:p>need to show location in venue position in invitees mail</text:p>
          </table:table-cell>
          <table:table-cell office:value-type="string" calcext:value-type="string">
            <text:p>1.added location in <text:span text:style-name="T2">vw_calender_group_html</text:span> </text:p>
            <text:p>2. changed campus to location in code</text:p>
          </table:table-cell>
          <table:table-cell/>
          <table:table-cell office:value-type="string" calcext:value-type="string">
            <text:p><text:a xlink:href="http://192.168.2.12/engage2serve/calendar/merge_requests/1725" xlink:type="simple">http://192.168.2.12/engage2serve/calendar/merge_requests/1725</text:a>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18-07-2022 [MON]</text:p>
          </table:table-cell>
          <table:table-cell office:value-type="string" calcext:value-type="string">
            <text:p>SYSCO-LIVE</text:p>
          </table:table-cell>
          <table:table-cell office:value-type="string" calcext:value-type="string">
            <text:p>arm/grading/getProgramHours/</text:p>
          </table:table-cell>
          <table:table-cell office:value-type="string" calcext:value-type="string">
            <text:p>missed method from uat <text:s/>added <text:s/>in live (platform-prod-uk)</text:p>
          </table:table-cell>
          <table:table-cell office:value-type="string" calcext:value-type="string">
            <text:p>Platform-prod-uk</text:p>
          </table:table-cell>
          <table:table-cell/>
          <table:table-cell office:value-type="string" calcext:value-type="string">
            <text:p><text:a xlink:href="http://192.168.2.12/engage2serve/arm/merge_requests/3907" xlink:type="simple">http://192.168.2.12/engage2serve/arm/merge_requests/3907</text:a></text:p>
          </table:table-cell>
          <table:table-cell table:number-columns-repeated="1017"/>
        </table:table-row>
        <table:table-row table:style-name="ro13">
          <table:table-cell table:style-name="ce6" office:value-type="string" calcext:value-type="string">
            <text:p>18-07-2022 [MON]</text:p>
          </table:table-cell>
          <table:table-cell office:value-type="string" calcext:value-type="string">
            <text:p>Sit-uat</text:p>
          </table:table-cell>
          <table:table-cell table:style-name="ce20" office:value-type="string" calcext:value-type="string">
            <text:p>arm/enrolmentUnityPushLog/linkedInApi/{userId}/{code}</text:p>
          </table:table-cell>
          <table:table-cell office:value-type="string" calcext:value-type="string">
            <text:p>need to check linkedIn url for <text:a xlink:href="https://api.linkedin.com/v2/me" xlink:type="simple">https://api.linkedin.com/v2/me</text:a></text:p>
          </table:table-cell>
          <table:table-cell office:value-type="string" calcext:value-type="string">
            <text:p>added method getFullProfile and saved the response in google column at <text:span text:style-name="T2">sso_information</text:span> table </text:p>
          </table:table-cell>
          <table:table-cell/>
          <table:table-cell office:value-type="string" calcext:value-type="string">
            <text:p><text:a xlink:href="http://192.168.2.12/engage2serve/arm/merge_requests/3908" xlink:type="simple">http://192.168.2.12/engage2serve/arm/merge_requests/3908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19-07-2022 [TUE]</text:p>
          </table:table-cell>
          <table:table-cell office:value-type="string" calcext:value-type="string">
            <text:p>SYSCO-LIVE</text:p>
          </table:table-cell>
          <table:table-cell/>
          <table:table-cell office:value-type="string" calcext:value-type="string">
            <text:p>assesment criteria report export error: grade column merged in code column</text:p>
          </table:table-cell>
          <table:table-cell office:value-type="string" calcext:value-type="string">
            <text:p><text:span text:style-name="T1">Query change: added outcome_id in distinct</text:span></text:p>
            <text:p><text:span text:style-name="T16"> </text:span><text:span text:style-name="T17">Platform-prod-uk</text:span></text:p>
          </table:table-cell>
          <table:table-cell/>
          <table:table-cell office:value-type="string" calcext:value-type="string">
            <text:p><text:a xlink:href="http://192.168.2.12/engage2serve/dynamic-report/merge_requests/432" xlink:type="simple">http://192.168.2.12/engage2serve/dynamic-report/merge_requests/432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19-07-2022 [TUE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calendars</text:p>
          </table:table-cell>
          <table:table-cell office:value-type="string" calcext:value-type="string">
            <text:p>values not set in description column of calendar_slot</text:p>
          </table:table-cell>
          <table:table-cell office:value-type="string" calcext:value-type="string">
            <text:p><text:span text:style-name="T16">removed old condition, simply set slotDescription in calendar_slot table –</text:span><text:span text:style-name="T17">(pf-production-sg)</text:span></text:p>
          </table:table-cell>
          <table:table-cell/>
          <table:table-cell office:value-type="string" calcext:value-type="string">
            <text:p><text:a xlink:href="http://192.168.2.12/engage2serve/calendar/merge_requests/1726" xlink:type="simple">http://192.168.2.12/engage2serve/calendar/merge_requests/1726</text:a>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20-07-2022 [WED]</text:p>
          </table:table-cell>
          <table:table-cell office:value-type="string" calcext:value-type="string">
            <text:p>Eversity-ua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<text:span text:style-name="T1">1.count issue -- </text:span> when create group</text:p>
            <text:p/>
            <text:p/>
            <text:p/>
            <text:p>2. attribute datas saved for personas and not for groups.</text:p>
          </table:table-cell>
          <table:table-cell office:value-type="string" calcext:value-type="string">
            <text:p>1. configuration removed from live db select id from <text:span text:style-name="T2">organization_config</text:span> where type='attendanceClass' and config='yes'</text:p>
            <text:p/>
            <text:p>2. condition checked as not equals groups in audienceService – uat</text:p>
          </table:table-cell>
          <table:table-cell/>
          <table:table-cell office:value-type="string" calcext:value-type="string">
            <text:p><text:a xlink:href="http://192.168.2.12/engage2serve/admin/merge_requests/2163" xlink:type="simple">http://192.168.2.12/engage2serve/admin/merge_requests/2163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21-07-2022 [THUR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.count issue --  when create group  , more users inserted in <text:span text:style-name="T2">audience_invitees</text:span> table </text:p>
          </table:table-cell>
          <table:table-cell office:value-type="string" calcext:value-type="string">
            <text:p>condition checked – only for personas</text:p>
          </table:table-cell>
          <table:table-cell/>
          <table:table-cell office:value-type="string" calcext:value-type="string">
            <text:p><text:a xlink:href="http://192.168.2.12/engage2serve/admin/merge_requests/2165" xlink:type="simple">http://192.168.2.12/engage2serve/admin/merge_requests/2165</text:a></text:p>
          </table:table-cell>
          <table:table-cell office:value-type="string" calcext:value-type="string">
            <text:p>audience_invite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-07-2022 [FRI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1.count issue -- <text:s/>when create group <text:s text:c="2"/></text:p>
          </table:table-cell>
          <table:table-cell office:value-type="string" calcext:value-type="string">
            <text:p>uat code copied </text:p>
          </table:table-cell>
          <table:table-cell/>
          <table:table-cell office:value-type="string" calcext:value-type="string">
            <text:p><text:a xlink:href="http://192.168.2.12/engage2serve/admin/merge_requests/2168" xlink:type="simple">http://192.168.2.12/engage2serve/admin/merge_requests/2168</text:a></text:p>
          </table:table-cell>
          <table:table-cell office:value-type="string" calcext:value-type="string">
            <text:p>audience_invitees</text:p>
          </table:table-cell>
          <table:table-cell table:number-columns-repeated="1016"/>
        </table:table-row>
        <table:table-row table:style-name="ro25">
          <table:table-cell table:style-name="ce6" office:value-type="string" calcext:value-type="string">
            <text:p>22-07-2022 [FRI]</text:p>
          </table:table-cell>
          <table:table-cell office:value-type="string" calcext:value-type="string">
            <text:p>Sysco-live</text:p>
          </table:table-cell>
          <table:table-cell office:value-type="string" calcext:value-type="string">
            <text:p>arn</text:p>
          </table:table-cell>
          <table:table-cell office:value-type="string" calcext:value-type="string">
            <text:p>changes from uat</text:p>
          </table:table-cell>
          <table:table-cell office:value-type="string" calcext:value-type="string">
            <text:p>method change for query <text:span text:style-name="T2">getChangeProgramDetails</text:span></text:p>
          </table:table-cell>
          <table:table-cell/>
          <table:table-cell office:value-type="string" calcext:value-type="string">
            <text:p><text:a xlink:href="http://192.168.2.12/engage2serve/arm/merge_requests/3924" xlink:type="simple">http://192.168.2.12/engage2serve/arm/merge_requests/3924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25-07-2022 [MON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singleMail for multisession</text:p>
          </table:table-cell>
          <table:table-cell office:value-type="string" calcext:value-type="string">
            <text:p>1.cherrypicked from uat</text:p>
            <text:p>2.configuration – EventMutipleSessionUser</text:p>
          </table:table-cell>
          <table:table-cell/>
          <table:table-cell office:value-type="string" calcext:value-type="string">
            <text:p><text:a xlink:href="http://192.168.2.12/engage2serve/queue/merge_requests/1525" xlink:type="simple">http://192.168.2.12/engage2serve/queue/merge_requests/1525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25-07-2022 [MON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calendars</text:p>
          </table:table-cell>
          <table:table-cell office:value-type="string" calcext:value-type="string">
            <text:p>singleMail for multisession</text:p>
          </table:table-cell>
          <table:table-cell office:value-type="string" calcext:value-type="string">
            <text:p>1.cherrypicked from uat</text:p>
            <text:p>2.vw_calender_group_html</text:p>
            <text:p>3.configuration -- EventMutipleSessionUser1</text:p>
          </table:table-cell>
          <table:table-cell/>
          <table:table-cell office:value-type="string" calcext:value-type="string">
            <text:p><text:span text:style-name="T75"><text:a xlink:href="http://192.168.2.12/engage2serve/calendar/merge_requests/1733" xlink:type="simple">http://192.168.2.12/engage2serve/calendar/merge_requests/1733</text:a></text:span>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25-07-2022 [MON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auth/users/<text:span text:style-name="T7">emailLogin</text:span></text:p>
          </table:table-cell>
          <table:table-cell office:value-type="string" calcext:value-type="string">
            <text:p>linkedin api cherry-picked from uat</text:p>
          </table:table-cell>
          <table:table-cell table:number-columns-repeated="2"/>
          <table:table-cell office:value-type="string" calcext:value-type="string">
            <text:p><text:a xlink:href="http://192.168.2.12/engage2serve/auth/merge_requests/402" xlink:type="simple">http://192.168.2.12/engage2serve/auth/merge_requests/402</text:a>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25-07-2022 [MON]</text:p>
          </table:table-cell>
          <table:table-cell office:value-type="string" calcext:value-type="string">
            <text:p>SIT-LIV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linkedin api cherry-picked from uat</text:p>
          </table:table-cell>
          <table:table-cell table:number-columns-repeated="2"/>
          <table:table-cell office:value-type="string" calcext:value-type="string">
            <text:p><text:a xlink:href="http://192.168.2.12/engage2serve/arm/merge_requests/3928" xlink:type="simple">http://192.168.2.12/engage2serve/arm/merge_requests/3928</text:a>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25-07-2022 [MON]</text:p>
          </table:table-cell>
          <table:table-cell office:value-type="string" calcext:value-type="string">
            <text:p>SYSCO – ua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filter based on academicYearId</text:p>
          </table:table-cell>
          <table:table-cell office:value-type="string" calcext:value-type="string">
            <text:p>for sysco-- added academicYearId with email </text:p>
          </table:table-cell>
          <table:table-cell/>
          <table:table-cell office:value-type="string" calcext:value-type="string">
            <text:p><text:a xlink:href="http://192.168.2.12/engage2serve/admin/merge_requests/2169/diffs" xlink:type="simple">http://192.168.2.12/engage2serve/admin/merge_requests/2169/diffs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26-07-2022 [TUE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admin/audience</text:p>
          </table:table-cell>
          <table:table-cell office:value-type="string" calcext:value-type="string">
            <text:p>logger added to check error for count when <text:s/>create group </text:p>
          </table:table-cell>
          <table:table-cell table:number-columns-repeated="2"/>
          <table:table-cell office:value-type="string" calcext:value-type="string">
            <text:p>http://192.168.2.12/engage2serve/admin/merge_requests/2175</text:p>
            <text:p/>
          </table:table-cell>
          <table:table-cell table:number-columns-repeated="1017"/>
        </table:table-row>
        <table:table-row table:style-name="ro13">
          <table:table-cell table:style-name="ce6" office:value-type="string" calcext:value-type="string">
            <text:p>26-07-2022 [TUE]</text:p>
          </table:table-cell>
          <table:table-cell office:value-type="string" calcext:value-type="string">
            <text:p>Sysco-uat</text:p>
          </table:table-cell>
          <table:table-cell table:style-name="ce20" office:value-type="string" calcext:value-type="string">
            <text:p>userImport/importValidation/userInsertion/{userType}/{organizationId}</text:p>
          </table:table-cell>
          <table:table-cell office:value-type="string" calcext:value-type="string">
            <text:p>added academicYearId in importValidationService at 2923<text:span text:style-name="T25">rd</text:span> line</text:p>
          </table:table-cell>
          <table:table-cell office:value-type="string" calcext:value-type="string">
            <text:p>Academic Year column added in excel:</text:p>
            <text:p>Get AcademicYearId from masterlookup with configuration -<text:span text:style-name="T3">SyscoAcademicYearEnableUnitMap</text:span></text:p>
          </table:table-cell>
          <table:table-cell/>
          <table:table-cell office:value-type="string" calcext:value-type="string">
            <text:p><text:a xlink:href="http://192.168.2.12/engage2serve/user-import/merge_requests/255" xlink:type="simple">http://192.168.2.12/engage2serve/user-import/merge_requests/255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27-07-2022 [WED]</text:p>
          </table:table-cell>
          <table:table-cell office:value-type="string" calcext:value-type="string">
            <text:p>CBC-UAT</text:p>
          </table:table-cell>
          <table:table-cell office:value-type="string" calcext:value-type="string">
            <text:p>auth/users/forgotPassword</text:p>
          </table:table-cell>
          <table:table-cell office:value-type="string" calcext:value-type="string">
            <text:p>when select forgot password while login, send username and password in <text:s/>email</text:p>
          </table:table-cell>
          <table:table-cell table:number-columns-repeated="2"/>
          <table:table-cell office:value-type="string" calcext:value-type="string">
            <text:p><text:a xlink:href="http://192.168.2.12/engage2serve/auth/merge_requests/408" xlink:type="simple">http://192.168.2.12/engage2serve/auth/merge_requests/408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27-07-2022 [WED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admin/audience</text:p>
          </table:table-cell>
          <table:table-cell office:value-type="string" calcext:value-type="string">
            <text:p>filter method and return type class changed as studentAcademicLog from student</text:p>
          </table:table-cell>
          <table:table-cell table:number-columns-repeated="2"/>
          <table:table-cell office:value-type="string" calcext:value-type="string">
            <text:p><text:a xlink:href="http://192.168.2.12/engage2serve/admin/merge_requests/2180/diffs" xlink:type="simple">http://192.168.2.12/engage2serve/admin/merge_requests/2180/diffs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27-07-2022 [WED]</text:p>
          </table:table-cell>
          <table:table-cell office:value-type="string" calcext:value-type="string">
            <text:p>Sit-uat</text:p>
          </table:table-cell>
          <table:table-cell office:value-type="string" calcext:value-type="string">
            <text:p>chat/groupUser/searchByChatUser</text:p>
          </table:table-cell>
          <table:table-cell office:value-type="string" calcext:value-type="string">
            <text:p>need to show value for lastUpdated – (newly added friend in connection)</text:p>
          </table:table-cell>
          <table:table-cell office:value-type="string" calcext:value-type="string">
            <text:p>set lastupdated value from constituentNetwork table’s createdAt/updatedAt – this table will be update when user accept the friend request</text:p>
          </table:table-cell>
          <table:table-cell/>
          <table:table-cell office:value-type="string" calcext:value-type="string">
            <text:p><text:a xlink:href="http://192.168.2.12/engage2serve/chat/merge_requests/107" xlink:type="simple">http://192.168.2.12/engage2serve/chat/merge_requests/107</text:a></text:p>
          </table:table-cell>
          <table:table-cell table:number-columns-repeated="1017"/>
        </table:table-row>
        <table:table-row table:style-name="ro11">
          <table:table-cell table:style-name="ce12" office:value-type="string" calcext:value-type="string">
            <text:p>28-07-2022 [THUR]</text:p>
          </table:table-cell>
          <table:table-cell table:style-name="ce24" office:value-type="string" calcext:value-type="string">
            <text:p>Sit-uat</text:p>
          </table:table-cell>
          <table:table-cell table:style-name="ce40" office:value-type="string" calcext:value-type="string">
            <text:p>chat/groupUser/searchByChatUser</text:p>
          </table:table-cell>
          <table:table-cell table:style-name="ce24" office:value-type="string" calcext:value-type="string">
            <text:p>Get 500 when select chat icon</text:p>
          </table:table-cell>
          <table:table-cell table:style-name="ce24" office:value-type="string" calcext:value-type="string">
            <text:p>query update – added ‘’or requester_user_id and accepter_user_id interchanged</text:p>
          </table:table-cell>
          <table:table-cell table:style-name="ce24"/>
          <table:table-cell table:style-name="ce24" office:value-type="string" calcext:value-type="string">
            <text:p><text:a xlink:href="http://192.168.2.12/engage2serve/chat/merge_requests/108" xlink:type="simple">http://192.168.2.12/engage2serve/chat/merge_requests/108</text:a></text:p>
          </table:table-cell>
          <table:table-cell table:style-name="ce24" table:number-columns-repeated="1016"/>
          <table:table-cell table:style-name="ce44"/>
        </table:table-row>
        <table:table-row table:style-name="ro11">
          <table:table-cell table:style-name="ce6" office:value-type="string" calcext:value-type="string">
            <text:p>28-07-2022 [THUR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content/posts</text:p>
          </table:table-cell>
          <table:table-cell office:value-type="string" calcext:value-type="string">
            <text:p>Get 400 when create communication template</text:p>
          </table:table-cell>
          <table:table-cell office:value-type="string" calcext:value-type="string">
            <text:p><text:span text:style-name="T2">userImport</text:span> enum is added</text:p>
          </table:table-cell>
          <table:table-cell/>
          <table:table-cell office:value-type="string" calcext:value-type="string">
            <text:p><text:a xlink:href="http://192.168.2.12/engage2serve/api/merge_requests/623" xlink:type="simple">http://192.168.2.12/engage2serve/api/merge_requests/623</text:a></text:p>
          </table:table-cell>
          <table:table-cell table:number-columns-repeated="1017"/>
        </table:table-row>
        <table:table-row table:style-name="ro13">
          <table:table-cell table:style-name="ce6" office:value-type="string" calcext:value-type="string">
            <text:p>28-07-2022 [THUR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admin/audience</text:p>
          </table:table-cell>
          <table:table-cell office:value-type="string" calcext:value-type="string">
            <text:p>count issue for create group </text:p>
          </table:table-cell>
          <table:table-cell office:value-type="string" calcext:value-type="string">
            <text:p>1. changed if condition to else if in audienceService at line 222</text:p>
            <text:p>2. method changed for audience_invitees table insert --</text:p>
            <text:p><text:span text:style-name="T70">From GetallUsers  to getGroupUsers</text:span></text:p>
          </table:table-cell>
          <table:table-cell/>
          <table:table-cell office:value-type="string" calcext:value-type="string">
            <text:p><text:a xlink:href="http://192.168.2.12/engage2serve/admin/merge_requests/2181" xlink:type="simple">http://192.168.2.12/engage2serve/admin/merge_requests/2181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28-07-2022 [THUR]</text:p>
          </table:table-cell>
          <table:table-cell office:value-type="string" calcext:value-type="string">
            <text:p>Eversity-live</text:p>
          </table:table-cell>
          <table:table-cell office:value-type="string" calcext:value-type="string">
            <text:p>admin/audience/audienceStatistics/id</text:p>
          </table:table-cell>
          <table:table-cell office:value-type="string" calcext:value-type="string">
            <text:p>criterias need to show when update groups , counts are correct</text:p>
          </table:table-cell>
          <table:table-cell office:value-type="string" calcext:value-type="string">
            <text:p>removed if condition – only for personas</text:p>
          </table:table-cell>
          <table:table-cell/>
          <table:table-cell office:value-type="string" calcext:value-type="string">
            <text:p><text:a xlink:href="http://192.168.2.12/engage2serve/admin/merge_requests/2182" xlink:type="simple">http://192.168.2.12/engage2serve/admin/merge_requests/2182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2-08-2022 [TUE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uth/users/login</text:p>
          </table:table-cell>
          <table:table-cell office:value-type="string" calcext:value-type="string">
            <text:p>leavers cannot wants to login</text:p>
          </table:table-cell>
          <table:table-cell office:value-type="string" calcext:value-type="string">
            <text:p>1. checked status in students table and exception throw</text:p>
            <text:p>2. configuration for franklin – <text:span text:style-name="T3">franklinLeaver</text:span></text:p>
          </table:table-cell>
          <table:table-cell/>
          <table:table-cell office:value-type="string" calcext:value-type="string">
            <text:p><text:a xlink:href="http://192.168.2.12/engage2serve/auth/merge_requests/414" xlink:type="simple">http://192.168.2.12/engage2serve/auth/merge_requests/414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02-08-2022 [TUE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pi</text:p>
          </table:table-cell>
          <table:table-cell/>
          <table:table-cell office:value-type="string" calcext:value-type="string">
            <text:p>errorcode added<text:span text:style-name="T71"> </text:span><text:span text:style-name="T72">LEAVER_USER_OPERATION -- 403220</text:span></text:p>
          </table:table-cell>
          <table:table-cell/>
          <table:table-cell office:value-type="string" calcext:value-type="string">
            <text:p><text:a xlink:href="http://192.168.2.12/engage2serve/api/merge_requests/626" xlink:type="simple">http://192.168.2.12/engage2serve/api/merge_requests/626</text:a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3-08-2022 [WED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dmin/employerDetail/empHour/{userId}</text:p>
          </table:table-cell>
          <table:table-cell office:value-type="string" calcext:value-type="string">
            <text:p><text:span text:style-name="T2">programId</text:span> field need to add</text:p>
          </table:table-cell>
          <table:table-cell office:value-type="string" calcext:value-type="string">
            <text:p><text:span text:style-name="T66">1. programId field added in </text:span><text:span text:style-name="T73">EmploymentHour</text:span></text:p>
            <text:p><text:span text:style-name="T7">2. program_id column added in employer_hours</text:span></text:p>
          </table:table-cell>
          <table:table-cell/>
          <table:table-cell office:value-type="string" calcext:value-type="string">
            <text:p><text:a xlink:href="http://192.168.2.12/engage2serve/admin/merge_requests/2190" xlink:type="simple">http://192.168.2.12/engage2serve/admin/merge_requests/2190</text:a>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03-08-2022 [WED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uth/users/login</text:p>
          </table:table-cell>
          <table:table-cell office:value-type="string" calcext:value-type="string">
            <text:p>leaver student cannot need to login</text:p>
          </table:table-cell>
          <table:table-cell table:number-columns-repeated="2"/>
          <table:table-cell office:value-type="string" calcext:value-type="string">
            <text:p><text:a xlink:href="http://192.168.2.12/engage2serve/auth/merge_requests/414" xlink:type="simple">http://192.168.2.12/engage2serve/auth/merge_requests/414</text:a> (reverted)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4-08-2022 [THUR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dmin/students/209</text:p>
          </table:table-cell>
          <table:table-cell office:value-type="string" calcext:value-type="string">
            <text:p>change students status in auth.users table for leavers</text:p>
          </table:table-cell>
          <table:table-cell office:value-type="string" calcext:value-type="string">
            <text:p>1. configuration added <text:span text:style-name="T3">franklinLeaver</text:span></text:p>
          </table:table-cell>
          <table:table-cell/>
          <table:table-cell office:value-type="string" calcext:value-type="string">
            <text:p><text:a xlink:href="http://192.168.2.12/engage2serve/admin/merge_requests/2194" xlink:type="simple">http://192.168.2.12/engage2serve/admin/merge_requests/2194</text:a></text:p>
          </table:table-cell>
          <table:table-cell table:number-columns-repeated="1017"/>
        </table:table-row>
        <table:table-row table:style-name="ro6">
          <table:table-cell table:style-name="ce6" office:value-type="string" calcext:value-type="string">
            <text:p>04-08-2022 [THUR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rm/gradingUserProgramsStatus</text:p>
          </table:table-cell>
          <table:table-cell office:value-type="string" calcext:value-type="string">
            <text:p>change student’s status in auth.users table for leavers when last program changed to leaver</text:p>
          </table:table-cell>
          <table:table-cell table:number-columns-repeated="2"/>
          <table:table-cell office:value-type="string" calcext:value-type="string">
            <text:p><text:a xlink:href="http://192.168.2.12/engage2serve/arm/merge_requests/3985" xlink:type="simple">http://192.168.2.12/engage2serve/arm/merge_requests/3985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04-08-2022 [THUR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userImport/importValidation/processExcel/{userType}/{organizationId}</text:p>
          </table:table-cell>
          <table:table-cell office:value-type="string" calcext:value-type="string">
            <text:p>In processExcel cron – completed-initated status only changed, not importValidation table status as succes is not changed</text:p>
          </table:table-cell>
          <table:table-cell office:value-type="string" calcext:value-type="string">
            <text:p>1. log added – in bulk_user_upload table’s log_path </text:p>
            <text:p>2. get AcademicYearId query change – added tostring</text:p>
            <text:p/>
          </table:table-cell>
          <table:table-cell/>
          <table:table-cell office:value-type="string" calcext:value-type="string">
            <text:p><text:a xlink:href="http://192.168.2.12/engage2serve/user-import/merge_requests/256" xlink:type="simple">http://192.168.2.12/engage2serve/user-import/merge_requests/256</text:a></text:p>
          </table:table-cell>
          <table:table-cell office:value-type="string" calcext:value-type="string">
            <text:p><text:span text:style-name="T1">bulk_user_upload</text:span></text:p>
            <text:p><text:span text:style-name="T1">import_validation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05-08-2022 [FRI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rm/gradingUserProgramsStatus</text:p>
          </table:table-cell>
          <table:table-cell office:value-type="string" calcext:value-type="string">
            <text:p>ned to update status in auth table for non leavers</text:p>
          </table:table-cell>
          <table:table-cell office:value-type="string" calcext:value-type="string">
            <text:p>change query – status=’inactive’ condition checked in where condition</text:p>
          </table:table-cell>
          <table:table-cell/>
          <table:table-cell office:value-type="string" calcext:value-type="string">
            <text:p><text:a xlink:href="http://192.168.2.12/engage2serve/arm/merge_requests/3991" xlink:type="simple">http://192.168.2.12/engage2serve/arm/merge_requests/3991</text:a></text:p>
          </table:table-cell>
          <table:table-cell table:number-columns-repeated="1017"/>
        </table:table-row>
        <table:table-row table:style-name="ro11">
          <table:table-cell table:style-name="ce6" office:value-type="string" calcext:value-type="string">
            <text:p>05-08-2022 [FRI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dmin/students/{id} -PUT</text:p>
          </table:table-cell>
          <table:table-cell office:value-type="string" calcext:value-type="string">
            <text:p>GET 500 when status changed to leaver</text:p>
          </table:table-cell>
          <table:table-cell table:style-name="ce7" office:value-type="string" calcext:value-type="string">
            <text:p>condition changed from null to <text:span text:style-name="T74">equalsIgnoreCase</text:span></text:p>
          </table:table-cell>
          <table:table-cell/>
          <table:table-cell office:value-type="string" calcext:value-type="string">
            <text:p>http://192.168.2.12/engage2serve/admin/merge_requests/2195</text:p>
            <text:p/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05-08-2022 [FRI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userImport/importValidation/processExcel/{userType}/{organizationId}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log added – in bulk_user_upload table’s log_path </text:p>
          </table:table-cell>
          <table:table-cell/>
          <table:table-cell office:value-type="string" calcext:value-type="string">
            <text:p><text:a xlink:href="http://192.168.2.12/engage2serve/user-import/merge_requests/257" xlink:type="simple">http://192.168.2.12/engage2serve/user-import/merge_requests/257</text:a></text:p>
          </table:table-cell>
          <table:table-cell office:value-type="string" calcext:value-type="string">
            <text:p>bulk_user_upload</text:p>
            <text:p>import_validation</text:p>
          </table:table-cell>
          <table:table-cell table:number-columns-repeated="1016"/>
        </table:table-row>
        <table:table-row table:style-name="ro6">
          <table:table-cell table:style-name="ce6" office:value-type="string" calcext:value-type="string">
            <text:p>05-08-2022 [FRI]</text:p>
          </table:table-cell>
          <table:table-cell office:value-type="string" calcext:value-type="string">
            <text:p>Franklin -uat</text:p>
          </table:table-cell>
          <table:table-cell office:value-type="string" calcext:value-type="string">
            <text:p>arm/gradingUserProgramsStatus</text:p>
          </table:table-cell>
          <table:table-cell office:value-type="string" calcext:value-type="string">
            <text:p>status not changed in students table when program status changed to inprogress</text:p>
          </table:table-cell>
          <table:table-cell office:value-type="string" calcext:value-type="string">
            <text:p>query change: status changed from inactive to leaver</text:p>
          </table:table-cell>
          <table:table-cell/>
          <table:table-cell office:value-type="string" calcext:value-type="string">
            <text:p><text:a xlink:href="http://192.168.2.12/engage2serve/arm/merge_requests/3997" xlink:type="simple">http://192.168.2.12/engage2serve/arm/merge_requests/3997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8-08-2022 [MON]</text:p>
          </table:table-cell>
          <table:table-cell office:value-type="string" calcext:value-type="string">
            <text:p>Eversity-uat</text:p>
          </table:table-cell>
          <table:table-cell office:value-type="string" calcext:value-type="string">
            <text:p>admin/audience/{id}</text:p>
          </table:table-cell>
          <table:table-cell office:value-type="string" calcext:value-type="string">
            <text:p>count issue – when update the group</text:p>
          </table:table-cell>
          <table:table-cell office:value-type="string" calcext:value-type="string">
            <text:p>1.first need to show criterias, so insert condition removed removed for personas only</text:p>
            <text:p>2.need to pass attribute datas from frontEnd</text:p>
          </table:table-cell>
          <table:table-cell/>
          <table:table-cell office:value-type="string" calcext:value-type="string">
            <text:p><text:a xlink:href="http://192.168.2.12/engage2serve/admin/merge_requests/2197" xlink:type="simple">http://192.168.2.12/engage2serve/admin/merge_requests/2197</text:a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9-08-2022 [TUE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userImport/importValidation/processExcel/{userType}/{organizationId}</text:p>
          </table:table-cell>
          <table:table-cell office:value-type="string" calcext:value-type="string">
            <text:p>insert datas for log values changed – set values for no null column</text:p>
          </table:table-cell>
          <table:table-cell table:number-columns-repeated="2"/>
          <table:table-cell office:value-type="string" calcext:value-type="string">
            <text:p><text:a xlink:href="http://192.168.2.12/engage2serve/user-import/merge_requests/258" xlink:type="simple">http://192.168.2.12/engage2serve/user-import/merge_requests/258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09-08-2022 [TUE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userImport/importValidation/processExcel/{userType}/{organizationId}</text:p>
          </table:table-cell>
          <table:table-cell office:value-type="string" calcext:value-type="string">
            <text:p>becoz of cron – log query is running <text:s/>contineously – so removed the log and inserted new log in sso_information table</text:p>
          </table:table-cell>
          <table:table-cell table:number-columns-repeated="2"/>
          <table:table-cell office:value-type="string" calcext:value-type="string">
            <text:p><text:a xlink:href="http://192.168.2.12/engage2serve/user-import/merge_requests/259" xlink:type="simple">http://192.168.2.12/engage2serve/user-import/merge_requests/259</text:a></text:p>
          </table:table-cell>
          <table:table-cell table:number-columns-repeated="1017"/>
        </table:table-row>
        <table:table-row table:style-name="ro13">
          <table:table-cell table:style-name="ce6" office:value-type="string" calcext:value-type="string">
            <text:p>09-08-2022 [TUE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arm/gradingAchievements/completedDate/{userId}/{programId}/{knowledgeId}/{academicYearId}</text:p>
          </table:table-cell>
          <table:table-cell office:value-type="string" calcext:value-type="string">
            <text:p>new logic – get records based on last updated</text:p>
          </table:table-cell>
          <table:table-cell table:number-columns-repeated="2"/>
          <table:table-cell office:value-type="string" calcext:value-type="string">
            <text:p><text:a xlink:href="http://192.168.2.12/engage2serve/arm/merge_requests/4034" xlink:type="simple">http://192.168.2.12/engage2serve/arm/merge_requests/4034</text:a></text:p>
          </table:table-cell>
          <table:table-cell table:number-columns-repeated="1017"/>
        </table:table-row>
        <table:table-row table:style-name="ro10">
          <table:table-cell table:style-name="ce6" office:value-type="string" calcext:value-type="string">
            <text:p>09-08-2022 [TUE]</text:p>
          </table:table-cell>
          <table:table-cell office:value-type="string" calcext:value-type="string">
            <text:p>Sysco-uat</text:p>
          </table:table-cell>
          <table:table-cell office:value-type="string" calcext:value-type="string">
            <text:p>userImport/importValidation/processExcel/{userType}/{organizationId}</text:p>
          </table:table-cell>
          <table:table-cell office:value-type="string" calcext:value-type="string">
            <text:p>new log – at get datas from excel</text:p>
          </table:table-cell>
          <table:table-cell table:number-columns-repeated="2"/>
          <table:table-cell office:value-type="string" calcext:value-type="string">
            <text:p><text:a xlink:href="http://192.168.2.12/engage2serve/user-import/merge_requests/260" xlink:type="simple">http://192.168.2.12/engage2serve/user-import/merge_requests/260</text:a></text:p>
          </table:table-cell>
          <table:table-cell table:number-columns-repeated="1017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0:14:10.649172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7T10:14:10.751650608</meta:creation-date>
    <dc:date>2022-08-09T21:05:36.517752884</dc:date>
    <meta:editing-duration>P27DT14H11M31S</meta:editing-duration>
    <meta:editing-cycles>442</meta:editing-cycles>
    <meta:generator>LibreOffice/6.0.7.3$Linux_X86_64 LibreOffice_project/00m0$Build-3</meta:generator>
    <meta:document-statistic meta:table-count="2" meta:cell-count="915" meta:object-count="0"/>
  </office:meta>
</office:document-meta>
</file>